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125.4pt"/>
    </style:style>
    <style:style style:name="co2" style:family="table-column">
      <style:table-column-properties fo:break-before="auto" style:column-width="169.65pt"/>
    </style:style>
    <style:style style:name="co3" style:family="table-column">
      <style:table-column-properties fo:break-before="auto" style:column-width="133.99pt"/>
    </style:style>
    <style:style style:name="co4" style:family="table-column">
      <style:table-column-properties fo:break-before="auto" style:column-width="97.8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6.55pt"/>
    </style:style>
    <style:style style:name="co7" style:family="table-column">
      <style:table-column-properties fo:break-before="auto" style:column-width="279.41pt"/>
    </style:style>
    <style:style style:name="co8" style:family="table-column">
      <style:table-column-properties fo:break-before="auto" style:column-width="86.14pt"/>
    </style:style>
    <style:style style:name="co9" style:family="table-column">
      <style:table-column-properties fo:break-before="auto" style:column-width="399.91pt"/>
    </style:style>
    <style:style style:name="co10" style:family="table-column">
      <style:table-column-properties fo:break-before="auto" style:column-width="81.5pt"/>
    </style:style>
    <style:style style:name="co11" style:family="table-column">
      <style:table-column-properties fo:break-before="auto" style:column-width="60.21pt"/>
    </style:style>
    <style:style style:name="co12" style:family="table-column">
      <style:table-column-properties fo:break-before="auto" style:column-width="131.05pt"/>
    </style:style>
    <style:style style:name="co13" style:family="table-column">
      <style:table-column-properties fo:break-before="auto" style:column-width="112.11pt"/>
    </style:style>
    <style:style style:name="co14" style:family="table-column">
      <style:table-column-properties fo:break-before="auto" style:column-width="67.04pt"/>
    </style:style>
    <style:style style:name="co15" style:family="table-column">
      <style:table-column-properties fo:break-before="auto" style:column-width="45.69pt"/>
    </style:style>
    <style:style style:name="co16" style:family="table-column">
      <style:table-column-properties fo:break-before="auto" style:column-width="125.66pt"/>
    </style:style>
    <style:style style:name="co17" style:family="table-column">
      <style:table-column-properties fo:break-before="auto" style:column-width="185.81pt"/>
    </style:style>
    <style:style style:name="co18" style:family="table-column">
      <style:table-column-properties fo:break-before="auto" style:column-width="379.56pt"/>
    </style:style>
    <style:style style:name="co19" style:family="table-column">
      <style:table-column-properties fo:break-before="auto" style:column-width="125.89pt"/>
    </style:style>
    <style:style style:name="co20" style:family="table-column">
      <style:table-column-properties fo:break-before="auto" style:column-width="171.95pt"/>
    </style:style>
    <style:style style:name="co21" style:family="table-column">
      <style:table-column-properties fo:break-before="auto" style:column-width="302.6pt"/>
    </style:style>
    <style:style style:name="co22" style:family="table-column">
      <style:table-column-properties fo:break-before="auto" style:column-width="119.11pt"/>
    </style:style>
    <style:style style:name="co23" style:family="table-column">
      <style:table-column-properties fo:break-before="auto" style:column-width="122.26pt"/>
    </style:style>
    <style:style style:name="co24" style:family="table-column">
      <style:table-column-properties fo:break-before="auto" style:column-width="154.35pt"/>
    </style:style>
    <style:style style:name="co25" style:family="table-column">
      <style:table-column-properties fo:break-before="auto" style:column-width="103.44pt"/>
    </style:style>
    <style:style style:name="co26" style:family="table-column">
      <style:table-column-properties fo:break-before="auto" style:column-width="140.29pt"/>
    </style:style>
    <style:style style:name="co27" style:family="table-column">
      <style:table-column-properties fo:break-before="auto" style:column-width="82.29pt"/>
    </style:style>
    <style:style style:name="co28" style:family="table-column">
      <style:table-column-properties fo:break-before="auto" style:column-width="85.41pt"/>
    </style:style>
    <style:style style:name="co29" style:family="table-column">
      <style:table-column-properties fo:break-before="auto" style:column-width="108.2pt"/>
    </style:style>
    <style:style style:name="co30" style:family="table-column">
      <style:table-column-properties fo:break-before="auto" style:column-width="133.26pt"/>
    </style:style>
    <style:style style:name="co31" style:family="table-column">
      <style:table-column-properties fo:break-before="auto" style:column-width="88.44pt"/>
    </style:style>
    <style:style style:name="co32" style:family="table-column">
      <style:table-column-properties fo:break-before="auto" style:column-width="419.41pt"/>
    </style:style>
    <style:style style:name="co33" style:family="table-column">
      <style:table-column-properties fo:break-before="auto" style:column-width="151.99pt"/>
    </style:style>
    <style:style style:name="co34" style:family="table-column">
      <style:table-column-properties fo:break-before="auto" style:column-width="171.61pt"/>
    </style:style>
    <style:style style:name="co35" style:family="table-column">
      <style:table-column-properties fo:break-before="auto" style:column-width="210.81pt"/>
    </style:style>
    <style:style style:name="co36" style:family="table-column">
      <style:table-column-properties fo:break-before="auto" style:column-width="78.29pt"/>
    </style:style>
    <style:style style:name="co37" style:family="table-column">
      <style:table-column-properties fo:break-before="auto" style:column-width="79.91pt"/>
    </style:style>
    <style:style style:name="co38" style:family="table-column">
      <style:table-column-properties fo:break-before="auto" style:column-width="123pt"/>
    </style:style>
    <style:style style:name="co39" style:family="table-column">
      <style:table-column-properties fo:break-before="auto" style:column-width="120.64pt"/>
    </style:style>
    <style:style style:name="co40" style:family="table-column">
      <style:table-column-properties fo:break-before="auto" style:column-width="162.14pt"/>
    </style:style>
    <style:style style:name="co41" style:family="table-column">
      <style:table-column-properties fo:break-before="auto" style:column-width="150.89pt"/>
    </style:style>
    <style:style style:name="co42" style:family="table-column">
      <style:table-column-properties fo:break-before="auto" style:column-width="109.7pt"/>
    </style:style>
    <style:style style:name="co43" style:family="table-column">
      <style:table-column-properties fo:break-before="auto" style:column-width="143.29pt"/>
    </style:style>
    <style:style style:name="co44" style:family="table-column">
      <style:table-column-properties fo:break-before="auto" style:column-width="86.94pt"/>
    </style:style>
    <style:style style:name="co45" style:family="table-column">
      <style:table-column-properties fo:break-before="auto" style:column-width="216.45pt"/>
    </style:style>
    <style:style style:name="co46" style:family="table-column">
      <style:table-column-properties fo:break-before="auto" style:column-width="267.14pt"/>
    </style:style>
    <style:style style:name="co47" style:family="table-column">
      <style:table-column-properties fo:break-before="auto" style:column-width="191.2pt"/>
    </style:style>
    <style:style style:name="co48" style:family="table-column">
      <style:table-column-properties fo:break-before="auto" style:column-width="206.11pt"/>
    </style:style>
    <style:style style:name="co49" style:family="table-column">
      <style:table-column-properties fo:break-before="auto" style:column-width="140.26pt"/>
    </style:style>
    <style:style style:name="co50" style:family="table-column">
      <style:table-column-properties fo:break-before="auto" style:column-width="78.46pt"/>
    </style:style>
    <style:style style:name="co51" style:family="table-column">
      <style:table-column-properties fo:break-before="auto" style:column-width="83.06pt"/>
    </style:style>
    <style:style style:name="co52" style:family="table-column">
      <style:table-column-properties fo:break-before="auto" style:column-width="66.25pt"/>
    </style:style>
    <style:style style:name="ro1" style:family="table-row">
      <style:table-row-properties style:row-height="23.1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Experiments">
      <style:table-properties table:display="true" style:writing-mode="lr-tb"/>
    </style:style>
    <style:style style:name="ta2" style:family="table" style:master-page-name="PageStyle_5f_Biosamples">
      <style:table-properties table:display="true" style:writing-mode="lr-tb"/>
    </style:style>
    <style:style style:name="ta3" style:family="table" style:master-page-name="PageStyle_5f_Libraries">
      <style:table-properties table:display="true" style:writing-mode="lr-tb"/>
    </style:style>
    <style:style style:name="ta4" style:family="table" style:master-page-name="PageStyle_5f_Replicate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/>
    <style:style style:name="ce24" style:family="table-cell" style:parent-style-name="Default">
      <style:table-cell-properties fo:wrap-option="no-wrap" style:rotation-align="none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wrap-option="no-wrap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wrap-option="no-wrap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rotation-align="none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eriment" table:style-name="ta1">
        <office:forms form:automatic-focus="false" form:apply-design-mode="false"/>
        <table:table-column table:style-name="co1" table:default-cell-style-name="ce24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31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31"/>
        <table:table-column table:style-name="co14" table:number-columns-repeated="1010" table:default-cell-style-name="ce24"/>
        <table:table-row table:style-name="ro1">
          <table:table-cell office:value-type="string" calcext:value-type="string">
            <text:p>uuid</text:p>
          </table:table-cell>
          <table:table-cell table:style-name="ce25" office:value-type="string" calcext:value-type="string">
            <text:p>experiment_accession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assay_term_name</text:p>
          </table:table-cell>
          <table:table-cell table:style-name="ce25" office:value-type="string" calcext:value-type="string">
            <text:p>biosample_type</text:p>
          </table:table-cell>
          <table:table-cell table:style-name="ce25" office:value-type="string" calcext:value-type="string">
            <text:p>biosample_term_name</text:p>
          </table:table-cell>
          <table:table-cell table:style-name="ce25" office:value-type="string" calcext:value-type="string">
            <text:p>biosample_term_id</text:p>
          </table:table-cell>
          <table:table-cell table:style-name="ce25" office:value-type="string" calcext:value-type="string">
            <text:p>aliases:array</text:p>
          </table:table-cell>
          <table:table-cell table:style-name="ce25" office:value-type="string" calcext:value-type="string">
            <text:p>lab</text:p>
          </table:table-cell>
          <table:table-cell table:style-name="ce25" office:value-type="string" calcext:value-type="string">
            <text:p>award</text:p>
          </table:table-cell>
          <table:table-cell table:style-name="ce32" table:number-columns-repeated="18"/>
          <table:table-cell table:number-columns-repeated="996"/>
        </table:table-row>
        <table:table-row table:style-name="ro2">
          <table:table-cell table:style-name="Default" office:value-type="string" calcext:value-type="string">
            <text:p>bee83756-97dd-4ba7-8f6b-c0f3513a39e5</text:p>
          </table:table-cell>
          <table:table-cell table:style-name="Default" office:value-type="string" calcext:value-type="string">
            <text:p>ENCSR134JVO</text:p>
          </table:table-cell>
          <table:table-cell table:style-name="ce24" office:value-type="string" calcext:value-type="string">
            <text:p>C1 e10.5 mouse forelimb run 15</text:p>
          </table:table-cell>
          <table:table-cell table:style-name="ce27" office:value-type="string" calcext:value-type="string">
            <text:p>single cell isolation followed by RNA-seq</text:p>
          </table:table-cell>
          <table:table-cell table:style-name="ce27" office:value-type="string" calcext:value-type="string">
            <text:p>single cell</text:p>
          </table:table-cell>
          <table:table-cell table:style-name="ce27" office:value-type="string" calcext:value-type="string">
            <text:p>forelimb</text:p>
          </table:table-cell>
          <table:table-cell table:style-name="ce27" table:formula="of:=[$Biosample.C2]" office:value-type="string" office:string-value="UBERON:0002102" calcext:value-type="string">
            <text:p>UBERON:0002102</text:p>
          </table:table-cell>
          <table:table-cell table:style-name="ce24" office:value-type="string" calcext:value-type="string">
            <text:p>barbara-wold:c1_e10.5_mouse_limb_run15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185ab143-ef3d-4de2-b394-80333c138ce0</text:p>
          </table:table-cell>
          <table:table-cell table:style-name="Default" office:value-type="string" calcext:value-type="string">
            <text:p>ENCSR160DGP</text:p>
          </table:table-cell>
          <table:table-cell table:style-name="ce24" office:value-type="string" calcext:value-type="string">
            <text:p>C1 e11.0 mouse forelimb run 16</text:p>
          </table:table-cell>
          <table:table-cell table:style-name="ce27" office:value-type="string" calcext:value-type="string">
            <text:p>single cell isolation followed by RNA-seq</text:p>
          </table:table-cell>
          <table:table-cell table:style-name="ce27" office:value-type="string" calcext:value-type="string">
            <text:p>single cell</text:p>
          </table:table-cell>
          <table:table-cell table:style-name="ce27" office:value-type="string" calcext:value-type="string">
            <text:p>forelimb</text:p>
          </table:table-cell>
          <table:table-cell table:style-name="ce27" table:formula="of:=[$Biosample.C3]" office:value-type="string" office:string-value="UBERON:0002102" calcext:value-type="string">
            <text:p>UBERON:0002102</text:p>
          </table:table-cell>
          <table:table-cell table:style-name="ce24" office:value-type="string" calcext:value-type="string">
            <text:p>barbara-wold:c1_e11.0_mouse_limb_run16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f5ac105-40f3-445a-8ca7-16ed29cbeca0</text:p>
          </table:table-cell>
          <table:table-cell table:style-name="Default" office:value-type="string" calcext:value-type="string">
            <text:p>ENCSR220RKA</text:p>
          </table:table-cell>
          <table:table-cell table:style-name="ce25" office:value-type="string" calcext:value-type="string">
            <text:p>C1 e11.5 mouse forelimb run 10</text:p>
          </table:table-cell>
          <table:table-cell table:style-name="ce27" office:value-type="string" calcext:value-type="string">
            <text:p>single cell isolation followed by RNA-seq</text:p>
          </table:table-cell>
          <table:table-cell table:style-name="ce27" office:value-type="string" calcext:value-type="string">
            <text:p>single cell</text:p>
          </table:table-cell>
          <table:table-cell table:style-name="ce27" office:value-type="string" calcext:value-type="string">
            <text:p>forelimb</text:p>
          </table:table-cell>
          <table:table-cell table:style-name="ce27" table:formula="of:=[$Biosample.C4]" office:value-type="string" office:string-value="UBERON:0002102" calcext:value-type="string">
            <text:p>UBERON:0002102</text:p>
          </table:table-cell>
          <table:table-cell table:style-name="ce24" office:value-type="string" calcext:value-type="string">
            <text:p>barbara-wold:c1_e11.5_mouse_limb_run10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a048d248-bf52-496f-854a-6be8d02c2ff9</text:p>
          </table:table-cell>
          <table:table-cell table:style-name="Default" office:value-type="string" calcext:value-type="string">
            <text:p>ENCSR716HQB</text:p>
          </table:table-cell>
          <table:table-cell table:style-name="ce25" office:value-type="string" calcext:value-type="string">
            <text:p>C1 e12.0 mouse forelimb run 11</text:p>
          </table:table-cell>
          <table:table-cell table:style-name="ce27" office:value-type="string" calcext:value-type="string">
            <text:p>single cell isolation followed by RNA-seq</text:p>
          </table:table-cell>
          <table:table-cell table:style-name="ce27" office:value-type="string" calcext:value-type="string">
            <text:p>single cell</text:p>
          </table:table-cell>
          <table:table-cell table:style-name="ce27" office:value-type="string" calcext:value-type="string">
            <text:p>forelimb</text:p>
          </table:table-cell>
          <table:table-cell table:style-name="ce27" table:formula="of:=[$Biosample.C5]" office:value-type="string" office:string-value="UBERON:0002102" calcext:value-type="string">
            <text:p>UBERON:0002102</text:p>
          </table:table-cell>
          <table:table-cell table:style-name="ce24" office:value-type="string" calcext:value-type="string">
            <text:p>barbara-wold:c1_e12.0_mouse_limb_run11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4534f1bb-12b8-4765-a4ca-84d0e323a8bd</text:p>
          </table:table-cell>
          <table:table-cell table:style-name="Default" office:value-type="string" calcext:value-type="string">
            <text:p>ENCSR182WHH</text:p>
          </table:table-cell>
          <table:table-cell table:style-name="ce24" office:value-type="string" calcext:value-type="string">
            <text:p>C1 e13.0 mouse forelimb run 12</text:p>
          </table:table-cell>
          <table:table-cell table:style-name="ce27" office:value-type="string" calcext:value-type="string">
            <text:p>single cell isolation followed by RNA-seq</text:p>
          </table:table-cell>
          <table:table-cell table:style-name="ce27" office:value-type="string" calcext:value-type="string">
            <text:p>single cell</text:p>
          </table:table-cell>
          <table:table-cell table:style-name="ce27" office:value-type="string" calcext:value-type="string">
            <text:p>forelimb</text:p>
          </table:table-cell>
          <table:table-cell table:style-name="ce27" table:formula="of:=[$Biosample.C6]" office:value-type="string" office:string-value="UBERON:0002102" calcext:value-type="string">
            <text:p>UBERON:0002102</text:p>
          </table:table-cell>
          <table:table-cell table:style-name="ce24" office:value-type="string" calcext:value-type="string">
            <text:p>barbara-wold:c1_e13.0_mouse_limb_run12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ce24" table:number-columns-repeated="4"/>
          <table:table-cell table:number-columns-repeated="1010"/>
        </table:table-row>
        <table:table-row table:style-name="ro2">
          <table:table-cell table:style-name="Default" office:value-type="string" calcext:value-type="string">
            <text:p>119a192a-abd3-4312-b006-68278da1df91</text:p>
          </table:table-cell>
          <table:table-cell table:style-name="Default" office:value-type="string" calcext:value-type="string">
            <text:p>ENCSR938RJZ</text:p>
          </table:table-cell>
          <table:table-cell table:style-name="ce24" office:value-type="string" calcext:value-type="string">
            <text:p>C1 e14.0 mouse forelimb run 13</text:p>
          </table:table-cell>
          <table:table-cell table:style-name="ce27" office:value-type="string" calcext:value-type="string">
            <text:p>single cell isolation followed by RNA-seq</text:p>
          </table:table-cell>
          <table:table-cell table:style-name="ce27" office:value-type="string" calcext:value-type="string">
            <text:p>single cell</text:p>
          </table:table-cell>
          <table:table-cell table:style-name="ce27" office:value-type="string" calcext:value-type="string">
            <text:p>forelimb</text:p>
          </table:table-cell>
          <table:table-cell table:style-name="ce27" table:formula="of:=[$Biosample.C7]" office:value-type="string" office:string-value="UBERON:0002102" calcext:value-type="string">
            <text:p>UBERON:0002102</text:p>
          </table:table-cell>
          <table:table-cell table:style-name="ce24" office:value-type="string" calcext:value-type="string">
            <text:p>barbara-wold:c1_e14.0_mouse_limb_run13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4dfcc1d4-1e48-4613-bab9-682e163e3ea9</text:p>
          </table:table-cell>
          <table:table-cell table:style-name="Default" office:value-type="string" calcext:value-type="string">
            <text:p>ENCSR546KIB</text:p>
          </table:table-cell>
          <table:table-cell table:style-name="ce24" office:value-type="string" calcext:value-type="string">
            <text:p>C1 e14.5 mouse forelimb run 17</text:p>
          </table:table-cell>
          <table:table-cell table:style-name="ce27" office:value-type="string" calcext:value-type="string">
            <text:p>single cell isolation followed by RNA-seq</text:p>
          </table:table-cell>
          <table:table-cell table:style-name="ce27" office:value-type="string" calcext:value-type="string">
            <text:p>single cell</text:p>
          </table:table-cell>
          <table:table-cell table:style-name="ce27" office:value-type="string" calcext:value-type="string">
            <text:p>forelimb</text:p>
          </table:table-cell>
          <table:table-cell table:style-name="ce27" table:formula="of:=[$Biosample.C8]" office:value-type="string" office:string-value="UBERON:0002102" calcext:value-type="string">
            <text:p>UBERON:0002102</text:p>
          </table:table-cell>
          <table:table-cell table:style-name="ce24" office:value-type="string" calcext:value-type="string">
            <text:p>barbara-wold:c1_e14.5_mouse_limb_run17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019e1d33-d100-4fd8-b7b3-1be3cabc1412</text:p>
          </table:table-cell>
          <table:table-cell table:style-name="Default" office:value-type="string" calcext:value-type="string">
            <text:p>ENCSR430OIC</text:p>
          </table:table-cell>
          <table:table-cell office:value-type="string" calcext:value-type="string">
            <text:p>C1 e15.5 mouse forelimb run 14</text:p>
          </table:table-cell>
          <table:table-cell table:style-name="ce27" office:value-type="string" calcext:value-type="string">
            <text:p>single cell isolation followed by RNA-seq</text:p>
          </table:table-cell>
          <table:table-cell table:style-name="ce27" office:value-type="string" calcext:value-type="string">
            <text:p>single cell</text:p>
          </table:table-cell>
          <table:table-cell table:style-name="ce27" office:value-type="string" calcext:value-type="string">
            <text:p>forelimb</text:p>
          </table:table-cell>
          <table:table-cell table:style-name="ce27" table:formula="of:=[$Biosample.C9]" office:value-type="string" office:string-value="UBERON:0002102" calcext:value-type="string">
            <text:p>UBERON:0002102</text:p>
          </table:table-cell>
          <table:table-cell table:style-name="ce24" office:value-type="string" calcext:value-type="string">
            <text:p>barbara-wold:c1_e15.5_mouse_limb_run14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number-columns-repeated="101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osample" table:style-name="ta2">
        <office:forms form:automatic-focus="false" form:apply-design-mode="false"/>
        <table:table-column table:style-name="co15" table:default-cell-style-name="ce24"/>
        <table:table-column table:style-name="co12" table:default-cell-style-name="ce24"/>
        <table:table-column table:style-name="co16" table:number-columns-repeated="2" table:default-cell-style-name="ce24"/>
        <table:table-column table:style-name="co17" table:default-cell-style-name="ce24"/>
        <table:table-column table:style-name="co18" table:default-cell-style-name="ce24"/>
        <table:table-column table:style-name="co16" table:default-cell-style-name="ce24"/>
        <table:table-column table:style-name="co19" table:default-cell-style-name="ce24"/>
        <table:table-column table:style-name="co20" table:number-columns-repeated="5" table:default-cell-style-name="ce24"/>
        <table:table-column table:style-name="co21" table:default-cell-style-name="ce24"/>
        <table:table-column table:style-name="co20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" table:default-cell-style-name="ce24"/>
        <table:table-column table:style-name="co27" table:default-cell-style-name="ce24"/>
        <table:table-column table:style-name="co28" table:default-cell-style-name="ce24"/>
        <table:table-column table:style-name="co14" table:number-columns-repeated="1001" table:default-cell-style-name="ce24"/>
        <table:table-row table:style-name="ro2">
          <table:table-cell table:style-name="ce25" office:value-type="string" calcext:value-type="string">
            <text:p>uuid</text:p>
          </table:table-cell>
          <table:table-cell table:style-name="ce25" office:value-type="string" calcext:value-type="string">
            <text:p>biosample_accession</text:p>
          </table:table-cell>
          <table:table-cell table:style-name="ce25" office:value-type="string" calcext:value-type="string">
            <text:p>biosample_term_id</text:p>
          </table:table-cell>
          <table:table-cell table:style-name="ce25" office:value-type="string" calcext:value-type="string">
            <text:p>biosample_term_name</text:p>
          </table:table-cell>
          <table:table-cell table:style-name="ce25" office:value-type="string" calcext:value-type="string">
            <text:p>description</text:p>
          </table:table-cell>
          <table:table-cell table:style-name="ce25" office:value-type="string" calcext:value-type="string">
            <text:p>aliases:array</text:p>
          </table:table-cell>
          <table:table-cell table:style-name="ce25" office:value-type="string" calcext:value-type="string">
            <text:p>biosample_type</text:p>
          </table:table-cell>
          <table:table-cell table:style-name="ce25" office:value-type="string" calcext:value-type="string">
            <text:p>date_obtained:date</text:p>
          </table:table-cell>
          <table:table-cell table:style-name="ce25" office:value-type="string" calcext:value-type="string">
            <text:p>organism</text:p>
          </table:table-cell>
          <table:table-cell table:style-name="ce25" office:value-type="string" calcext:value-type="string">
            <text:p>part_of</text:p>
          </table:table-cell>
          <table:table-cell table:style-name="ce25" office:value-type="string" calcext:value-type="string">
            <text:p>part_of_comment:skip</text:p>
          </table:table-cell>
          <table:table-cell table:style-name="ce25" office:value-type="string" calcext:value-type="string">
            <text:p>source</text:p>
          </table:table-cell>
          <table:table-cell table:style-name="ce25" office:value-type="string" calcext:value-type="string">
            <text:p>protocol_documents:array</text:p>
          </table:table-cell>
          <table:table-cell table:style-name="ce25" office:value-type="string" calcext:value-type="string">
            <text:p>brians_description:skip</text:p>
          </table:table-cell>
          <table:table-cell table:style-name="ce25" office:value-type="string" calcext:value-type="string">
            <text:p>starting_amount:integer</text:p>
          </table:table-cell>
          <table:table-cell table:style-name="ce25" office:value-type="string" calcext:value-type="string">
            <text:p>starting_amount_units</text:p>
          </table:table-cell>
          <table:table-cell table:style-name="ce25" office:value-type="string" calcext:value-type="string">
            <text:p>model_organism_age</text:p>
          </table:table-cell>
          <table:table-cell table:style-name="ce9" office:value-type="string" calcext:value-type="string">
            <text:p>model_organism_age_units</text:p>
          </table:table-cell>
          <table:table-cell table:style-name="ce25" office:value-type="string" calcext:value-type="string">
            <text:p>mouse_life_stage</text:p>
          </table:table-cell>
          <table:table-cell table:style-name="ce25" office:value-type="string" calcext:value-type="string">
            <text:p>isolation_method:skip</text:p>
          </table:table-cell>
          <table:table-cell table:style-name="ce25" office:value-type="string" calcext:value-type="string">
            <text:p>donor</text:p>
          </table:table-cell>
          <table:table-cell table:style-name="ce25" office:value-type="string" calcext:value-type="string">
            <text:p>lab</text:p>
          </table:table-cell>
          <table:table-cell table:style-name="ce25" office:value-type="string" calcext:value-type="string">
            <text:p>award</text:p>
          </table:table-cell>
          <table:table-cell table:style-name="ce32"/>
          <table:table-cell table:number-columns-repeated="1000"/>
        </table:table-row>
        <table:table-row table:style-name="ro2">
          <table:table-cell table:style-name="Default" office:value-type="string" calcext:value-type="string">
            <text:p>6f859750-7f6b-4468-820a-ab506d4ab986</text:p>
          </table:table-cell>
          <table:table-cell table:style-name="Default" office:value-type="string" calcext:value-type="string">
            <text:p>ENCBS183GJD</text:p>
          </table:table-cell>
          <table:table-cell table:style-name="ce27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table:style-name="Default" office:value-type="string" calcext:value-type="string">
            <text:p>C1 e10.5 mouse forelimb run15</text:p>
          </table:table-cell>
          <table:table-cell table:style-name="ce25" table:formula="of:=COM.MICROSOFT.CONCAT(&quot;barbara-wold:&quot;; [.N2])" office:value-type="string" office:string-value="barbara-wold:C1_e10.5_AM_run_mouse_forelimb_run15_January13_2018" calcext:value-type="string">
            <text:p>barbara-wold:C1_e10.5_AM_run_mouse_forelimb_run15_January13_2018</text:p>
          </table:table-cell>
          <table:table-cell office:value-type="string" calcext:value-type="string">
            <text:p>single cell</text:p>
          </table:table-cell>
          <table:table-cell table:style-name="ce7" office:value-type="date" office:date-value="2018-01-13" calcext:value-type="date">
            <text:p>1/13/2018</text:p>
          </table:table-cell>
          <table:table-cell table:style-name="ce9" office:value-type="string" calcext:value-type="string">
            <text:p>/organisms/mouse</text:p>
          </table:table-cell>
          <table:table-cell table:number-columns-repeated="2"/>
          <table:table-cell table:style-name="ce9" office:value-type="string" calcext:value-type="string">
            <text:p>/sources/jackson-labs/</text:p>
          </table:table-cell>
          <table:table-cell/>
          <table:table-cell table:style-name="Default" office:value-type="string" calcext:value-type="string">
            <text:p>C1_e10.5_AM_run_mouse_forelimb_run15_January13_2018</text:p>
          </table:table-cell>
          <table:table-cell table:style-name="Default" table:formula="of:=COUNTIF(['file:///home/diane/woldlab/ENCODE/Metadata_Y2Q1_submission_for_Diane_April25_2018.ods'#$Sheet1.F2:.F397];[.N2])" office:value-type="float" office:value="18" calcext:value-type="float">
            <text:p>18</text:p>
          </table:table-cell>
          <table:table-cell office:value-type="string" calcext:value-type="string">
            <text:p>cells</text:p>
          </table:table-cell>
          <table:table-cell table:formula="of:=MID([.N2]; 5; 4)" office:value-type="string" office:string-value="10.5" calcext:value-type="string">
            <text:p>10.5</text:p>
          </table:table-cell>
          <table:table-cell office:value-type="string" calcext:value-type="string">
            <text:p>day</text:p>
          </table:table-cell>
          <table:table-cell table:formula="of:=IF(MID([.N2];4; 1) = &quot;e&quot;; &quot;embryonic&quot;)" office:value-type="string" office:string-value="embryonic" calcext:value-type="string">
            <text:p>embryonic</text:p>
          </table:table-cell>
          <table:table-cell table:style-name="ce9" office:value-type="string" calcext:value-type="string">
            <text:p>/platforms/NTR:0000453/</text:p>
          </table:table-cell>
          <table:table-cell table:style-name="ce27" table:formula="of:=IF(['file:///home/diane/woldlab/ENCODE/Metadata_Y2Q1_submission_for_Diane_April25_2018.ods'#$Sheet1.I2] = &quot;C57BL/6J&quot;; &quot;/mouse-donors/ENCDO956IXV/&quot;)" office:value-type="string" office:string-value="/mouse-donors/ENCDO956IXV/" calcext:value-type="string">
            <text:p>/mouse-donors/ENCDO956IXV/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ce32"/>
          <table:table-cell table:number-columns-repeated="1000"/>
        </table:table-row>
        <table:table-row table:style-name="ro2">
          <table:table-cell table:style-name="Default" office:value-type="string" calcext:value-type="string">
            <text:p>352a06ba-c5c3-4695-9434-b9dc50999aca</text:p>
          </table:table-cell>
          <table:table-cell table:style-name="Default" office:value-type="string" calcext:value-type="string">
            <text:p>ENCBS790VEC</text:p>
          </table:table-cell>
          <table:table-cell table:style-name="ce27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table:style-name="Default" office:value-type="string" calcext:value-type="string">
            <text:p>C1 e11.0 mouse forelimb run16</text:p>
          </table:table-cell>
          <table:table-cell table:style-name="ce25" table:formula="of:=COM.MICROSOFT.CONCAT(&quot;barbara-wold:&quot;; [.N3])" office:value-type="string" office:string-value="barbara-wold:C1_e11.0_PM_run_mouse_forelimb_run16_January13_2018" calcext:value-type="string">
            <text:p>barbara-wold:C1_e11.0_PM_run_mouse_forelimb_run16_January13_2018</text:p>
          </table:table-cell>
          <table:table-cell office:value-type="string" calcext:value-type="string">
            <text:p>single cell</text:p>
          </table:table-cell>
          <table:table-cell table:style-name="ce7" office:value-type="date" office:date-value="2018-01-13" calcext:value-type="date">
            <text:p>1/13/2018</text:p>
          </table:table-cell>
          <table:table-cell table:style-name="ce9" office:value-type="string" calcext:value-type="string">
            <text:p>/organisms/mouse</text:p>
          </table:table-cell>
          <table:table-cell table:number-columns-repeated="2"/>
          <table:table-cell table:style-name="ce9" office:value-type="string" calcext:value-type="string">
            <text:p>/sources/jackson-labs/</text:p>
          </table:table-cell>
          <table:table-cell/>
          <table:table-cell table:style-name="Default" office:value-type="string" calcext:value-type="string">
            <text:p>C1_e11.0_PM_run_mouse_forelimb_run16_January13_2018</text:p>
          </table:table-cell>
          <table:table-cell table:style-name="Default" table:formula="of:=COUNTIF(['file:///home/diane/woldlab/ENCODE/Metadata_Y2Q1_submission_for_Diane_April25_2018.ods'#$Sheet1.F3:.F398];[.N3])" office:value-type="float" office:value="14" calcext:value-type="float">
            <text:p>14</text:p>
          </table:table-cell>
          <table:table-cell office:value-type="string" calcext:value-type="string">
            <text:p>cells</text:p>
          </table:table-cell>
          <table:table-cell table:formula="of:=MID([.N3]; 5; 4)" office:value-type="string" office:string-value="11.0" calcext:value-type="string">
            <text:p>11.0</text:p>
          </table:table-cell>
          <table:table-cell office:value-type="string" calcext:value-type="string">
            <text:p>day</text:p>
          </table:table-cell>
          <table:table-cell table:formula="of:=IF(MID([.N3];4; 1) = &quot;e&quot;; &quot;embryonic&quot;)" office:value-type="string" office:string-value="embryonic" calcext:value-type="string">
            <text:p>embryonic</text:p>
          </table:table-cell>
          <table:table-cell table:style-name="ce9" office:value-type="string" calcext:value-type="string">
            <text:p>/platforms/NTR:0000453/</text:p>
          </table:table-cell>
          <table:table-cell table:style-name="ce27" table:formula="of:=IF(['file:///home/diane/woldlab/ENCODE/Metadata_Y2Q1_submission_for_Diane_April25_2018.ods'#$Sheet1.I3] = &quot;C57BL/6J&quot;; &quot;/mouse-donors/ENCDO956IXV/&quot;)" office:value-type="string" office:string-value="/mouse-donors/ENCDO956IXV/" calcext:value-type="string">
            <text:p>/mouse-donors/ENCDO956IXV/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ce32"/>
          <table:table-cell table:number-columns-repeated="1000"/>
        </table:table-row>
        <table:table-row table:style-name="ro2">
          <table:table-cell table:style-name="Default" office:value-type="string" calcext:value-type="string">
            <text:p>bd4b43c0-e712-410a-abed-a95b51e5617d</text:p>
          </table:table-cell>
          <table:table-cell table:style-name="Default" office:value-type="string" calcext:value-type="string">
            <text:p>ENCBS589YXS</text:p>
          </table:table-cell>
          <table:table-cell table:style-name="ce27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table:style-name="Default" office:value-type="string" calcext:value-type="string">
            <text:p>C1 e11.5 mouse forelimb run10</text:p>
          </table:table-cell>
          <table:table-cell table:style-name="ce25" table:formula="of:=COM.MICROSOFT.CONCAT(&quot;barbara-wold:&quot;; [.N4])" office:value-type="string" office:string-value="barbara-wold:C1_e11.5_mouse_forelimb_run10_December11_2017" calcext:value-type="string">
            <text:p>barbara-wold:C1_e11.5_mouse_forelimb_run10_December11_2017</text:p>
          </table:table-cell>
          <table:table-cell office:value-type="string" calcext:value-type="string">
            <text:p>single cell</text:p>
          </table:table-cell>
          <table:table-cell table:style-name="ce7" office:value-type="date" office:date-value="2017-12-11" calcext:value-type="date">
            <text:p>12/11/2017</text:p>
          </table:table-cell>
          <table:table-cell table:style-name="ce9" office:value-type="string" calcext:value-type="string">
            <text:p>/organisms/mouse</text:p>
          </table:table-cell>
          <table:table-cell table:number-columns-repeated="2"/>
          <table:table-cell table:style-name="ce9" office:value-type="string" calcext:value-type="string">
            <text:p>/sources/jackson-labs/</text:p>
          </table:table-cell>
          <table:table-cell/>
          <table:table-cell table:style-name="Default" office:value-type="string" calcext:value-type="string">
            <text:p>C1_e11.5_mouse_forelimb_run10_December11_2017</text:p>
          </table:table-cell>
          <table:table-cell table:style-name="Default" table:formula="of:=COUNTIF(['file:///home/diane/woldlab/ENCODE/Metadata_Y2Q1_submission_for_Diane_April25_2018.ods'#$Sheet1.F4:.F399];[.N4])" office:value-type="float" office:value="75" calcext:value-type="float">
            <text:p>75</text:p>
          </table:table-cell>
          <table:table-cell office:value-type="string" calcext:value-type="string">
            <text:p>cells</text:p>
          </table:table-cell>
          <table:table-cell table:formula="of:=MID([.N4]; 5; 4)" office:value-type="string" office:string-value="11.5" calcext:value-type="string">
            <text:p>11.5</text:p>
          </table:table-cell>
          <table:table-cell office:value-type="string" calcext:value-type="string">
            <text:p>day</text:p>
          </table:table-cell>
          <table:table-cell table:formula="of:=IF(MID([.N4];4; 1) = &quot;e&quot;; &quot;embryonic&quot;)" office:value-type="string" office:string-value="embryonic" calcext:value-type="string">
            <text:p>embryonic</text:p>
          </table:table-cell>
          <table:table-cell table:style-name="ce9" office:value-type="string" calcext:value-type="string">
            <text:p>/platforms/NTR:0000453/</text:p>
          </table:table-cell>
          <table:table-cell table:style-name="ce27" table:formula="of:=IF(['file:///home/diane/woldlab/ENCODE/Metadata_Y2Q1_submission_for_Diane_April25_2018.ods'#$Sheet1.I4] = &quot;C57BL/6J&quot;; &quot;/mouse-donors/ENCDO956IXV/&quot;)" office:value-type="string" office:string-value="/mouse-donors/ENCDO956IXV/" calcext:value-type="string">
            <text:p>/mouse-donors/ENCDO956IXV/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ce32"/>
          <table:table-cell table:number-columns-repeated="1000"/>
        </table:table-row>
        <table:table-row table:style-name="ro2">
          <table:table-cell table:style-name="Default" office:value-type="string" calcext:value-type="string">
            <text:p>76c54416-c35a-4ea6-9f6a-946ea0fd5899</text:p>
          </table:table-cell>
          <table:table-cell table:style-name="Default" office:value-type="string" calcext:value-type="string">
            <text:p>ENCBS875OEX</text:p>
          </table:table-cell>
          <table:table-cell table:style-name="ce27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table:style-name="Default" office:value-type="string" calcext:value-type="string">
            <text:p>C1 e12.0 mouse forelimb run11</text:p>
          </table:table-cell>
          <table:table-cell table:style-name="ce25" table:formula="of:=COM.MICROSOFT.CONCAT(&quot;barbara-wold:&quot;; [.N5])" office:value-type="string" office:string-value="barbara-wold:C1_e12.0_mouse_forelimb_run11_December12_2017" calcext:value-type="string">
            <text:p>barbara-wold:C1_e12.0_mouse_forelimb_run11_December12_2017</text:p>
          </table:table-cell>
          <table:table-cell office:value-type="string" calcext:value-type="string">
            <text:p>single cell</text:p>
          </table:table-cell>
          <table:table-cell table:style-name="ce7" office:value-type="date" office:date-value="2017-12-12" calcext:value-type="date">
            <text:p>12/12/2017</text:p>
          </table:table-cell>
          <table:table-cell table:style-name="ce9" office:value-type="string" calcext:value-type="string">
            <text:p>/organisms/mouse</text:p>
          </table:table-cell>
          <table:table-cell table:number-columns-repeated="2"/>
          <table:table-cell table:style-name="ce9" office:value-type="string" calcext:value-type="string">
            <text:p>/sources/jackson-labs/</text:p>
          </table:table-cell>
          <table:table-cell/>
          <table:table-cell table:style-name="Default" office:value-type="string" calcext:value-type="string">
            <text:p>C1_e12.0_mouse_forelimb_run11_December12_2017</text:p>
          </table:table-cell>
          <table:table-cell table:style-name="Default" table:formula="of:=COUNTIF(['file:///home/diane/woldlab/ENCODE/Metadata_Y2Q1_submission_for_Diane_April25_2018.ods'#$Sheet1.F5:.F400];[.N5])" office:value-type="float" office:value="77" calcext:value-type="float">
            <text:p>77</text:p>
          </table:table-cell>
          <table:table-cell office:value-type="string" calcext:value-type="string">
            <text:p>cells</text:p>
          </table:table-cell>
          <table:table-cell table:formula="of:=MID([.N5]; 5; 4)" office:value-type="string" office:string-value="12.0" calcext:value-type="string">
            <text:p>12.0</text:p>
          </table:table-cell>
          <table:table-cell office:value-type="string" calcext:value-type="string">
            <text:p>day</text:p>
          </table:table-cell>
          <table:table-cell table:formula="of:=IF(MID([.N5];4; 1) = &quot;e&quot;; &quot;embryonic&quot;)" office:value-type="string" office:string-value="embryonic" calcext:value-type="string">
            <text:p>embryonic</text:p>
          </table:table-cell>
          <table:table-cell table:style-name="ce9" office:value-type="string" calcext:value-type="string">
            <text:p>/platforms/NTR:0000453/</text:p>
          </table:table-cell>
          <table:table-cell table:style-name="ce27" table:formula="of:=IF(['file:///home/diane/woldlab/ENCODE/Metadata_Y2Q1_submission_for_Diane_April25_2018.ods'#$Sheet1.I5] = &quot;C57BL/6J&quot;; &quot;/mouse-donors/ENCDO956IXV/&quot;)" office:value-type="string" office:string-value="/mouse-donors/ENCDO956IXV/" calcext:value-type="string">
            <text:p>/mouse-donors/ENCDO956IXV/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ce32"/>
          <table:table-cell table:number-columns-repeated="1000"/>
        </table:table-row>
        <table:table-row table:style-name="ro2">
          <table:table-cell table:style-name="Default" office:value-type="string" calcext:value-type="string">
            <text:p>32c6331a-9382-4e14-ae00-e5fc7032af15</text:p>
          </table:table-cell>
          <table:table-cell table:style-name="Default" office:value-type="string" calcext:value-type="string">
            <text:p>ENCBS800RRA</text:p>
          </table:table-cell>
          <table:table-cell table:style-name="ce27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1 e13.0 mouse forelimb run12</text:p>
          </table:table-cell>
          <table:table-cell table:style-name="ce25" table:formula="of:=COM.MICROSOFT.CONCAT(&quot;barbara-wold:&quot;; [.N6])" office:value-type="string" office:string-value="barbara-wold:C1_e13.0_mouse_forelimb_run12_December13_2017" calcext:value-type="string">
            <text:p>barbara-wold:C1_e13.0_mouse_forelimb_run12_December13_2017</text:p>
          </table:table-cell>
          <table:table-cell office:value-type="string" calcext:value-type="string">
            <text:p>single cell</text:p>
          </table:table-cell>
          <table:table-cell table:style-name="ce7" office:value-type="date" office:date-value="2017-12-13" calcext:value-type="date">
            <text:p>12/13/2017</text:p>
          </table:table-cell>
          <table:table-cell table:style-name="ce9" office:value-type="string" calcext:value-type="string">
            <text:p>/organisms/mouse</text:p>
          </table:table-cell>
          <table:table-cell table:number-columns-repeated="2"/>
          <table:table-cell table:style-name="ce9" office:value-type="string" calcext:value-type="string">
            <text:p>/sources/jackson-labs/</text:p>
          </table:table-cell>
          <table:table-cell/>
          <table:table-cell office:value-type="string" calcext:value-type="string">
            <text:p>C1_e13.0_mouse_forelimb_run12_December13_2017</text:p>
          </table:table-cell>
          <table:table-cell table:style-name="Default" table:formula="of:=COUNTIF(['file:///home/diane/woldlab/ENCODE/Metadata_Y2Q1_submission_for_Diane_April25_2018.ods'#$Sheet1.F6:.F401];[.N6])" office:value-type="float" office:value="72" calcext:value-type="float">
            <text:p>72</text:p>
          </table:table-cell>
          <table:table-cell office:value-type="string" calcext:value-type="string">
            <text:p>cells</text:p>
          </table:table-cell>
          <table:table-cell table:formula="of:=MID([.N6]; 5; 4)" office:value-type="string" office:string-value="13.0" calcext:value-type="string">
            <text:p>13.0</text:p>
          </table:table-cell>
          <table:table-cell office:value-type="string" calcext:value-type="string">
            <text:p>day</text:p>
          </table:table-cell>
          <table:table-cell table:formula="of:=IF(MID([.N6];4; 1) = &quot;e&quot;; &quot;embryonic&quot;)" office:value-type="string" office:string-value="embryonic" calcext:value-type="string">
            <text:p>embryonic</text:p>
          </table:table-cell>
          <table:table-cell table:style-name="ce9" office:value-type="string" calcext:value-type="string">
            <text:p>/platforms/NTR:0000453/</text:p>
          </table:table-cell>
          <table:table-cell table:style-name="ce27" table:formula="of:=IF(['file:///home/diane/woldlab/ENCODE/Metadata_Y2Q1_submission_for_Diane_April25_2018.ods'#$Sheet1.I6] = &quot;C57BL/6J&quot;; &quot;/mouse-donors/ENCDO956IXV/&quot;)" office:value-type="string" office:string-value="/mouse-donors/ENCDO956IXV/" calcext:value-type="string">
            <text:p>/mouse-donors/ENCDO956IXV/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ce32"/>
          <table:table-cell table:number-columns-repeated="1000"/>
        </table:table-row>
        <table:table-row table:style-name="ro2">
          <table:table-cell table:style-name="Default" office:value-type="string" calcext:value-type="string">
            <text:p>cc40338d-9b75-48cc-9c3b-2beec8c7729b</text:p>
          </table:table-cell>
          <table:table-cell table:style-name="Default" office:value-type="string" calcext:value-type="string">
            <text:p>ENCBS621IQO</text:p>
          </table:table-cell>
          <table:table-cell table:style-name="ce27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1 e14.0 mouse forelimb run13</text:p>
          </table:table-cell>
          <table:table-cell table:style-name="ce25" table:formula="of:=COM.MICROSOFT.CONCAT(&quot;barbara-wold:&quot;; [.N7])" office:value-type="string" office:string-value="barbara-wold:C1_e14.0_mouse_forelimb_run13_December14_2017" calcext:value-type="string">
            <text:p>barbara-wold:C1_e14.0_mouse_forelimb_run13_December14_2017</text:p>
          </table:table-cell>
          <table:table-cell office:value-type="string" calcext:value-type="string">
            <text:p>single cell</text:p>
          </table:table-cell>
          <table:table-cell table:style-name="ce7" office:value-type="date" office:date-value="2017-12-14" calcext:value-type="date">
            <text:p>12/14/2017</text:p>
          </table:table-cell>
          <table:table-cell table:style-name="ce9" office:value-type="string" calcext:value-type="string">
            <text:p>/organisms/mouse</text:p>
          </table:table-cell>
          <table:table-cell table:number-columns-repeated="2"/>
          <table:table-cell table:style-name="ce9" office:value-type="string" calcext:value-type="string">
            <text:p>/sources/jackson-labs/</text:p>
          </table:table-cell>
          <table:table-cell/>
          <table:table-cell office:value-type="string" calcext:value-type="string">
            <text:p>C1_e14.0_mouse_forelimb_run13_December14_2017</text:p>
          </table:table-cell>
          <table:table-cell table:style-name="Default" table:formula="of:=COUNTIF(['file:///home/diane/woldlab/ENCODE/Metadata_Y2Q1_submission_for_Diane_April25_2018.ods'#$Sheet1.F7:.F402];[.N7])" office:value-type="float" office:value="53" calcext:value-type="float">
            <text:p>53</text:p>
          </table:table-cell>
          <table:table-cell office:value-type="string" calcext:value-type="string">
            <text:p>cells</text:p>
          </table:table-cell>
          <table:table-cell table:formula="of:=MID([.N7]; 5; 4)" office:value-type="string" office:string-value="14.0" calcext:value-type="string">
            <text:p>14.0</text:p>
          </table:table-cell>
          <table:table-cell office:value-type="string" calcext:value-type="string">
            <text:p>day</text:p>
          </table:table-cell>
          <table:table-cell table:formula="of:=IF(MID([.N7];4; 1) = &quot;e&quot;; &quot;embryonic&quot;)" office:value-type="string" office:string-value="embryonic" calcext:value-type="string">
            <text:p>embryonic</text:p>
          </table:table-cell>
          <table:table-cell table:style-name="ce9" office:value-type="string" calcext:value-type="string">
            <text:p>/platforms/NTR:0000453/</text:p>
          </table:table-cell>
          <table:table-cell table:style-name="ce27" table:formula="of:=IF(['file:///home/diane/woldlab/ENCODE/Metadata_Y2Q1_submission_for_Diane_April25_2018.ods'#$Sheet1.I7] = &quot;C57BL/6J&quot;; &quot;/mouse-donors/ENCDO956IXV/&quot;)" office:value-type="string" office:string-value="/mouse-donors/ENCDO956IXV/" calcext:value-type="string">
            <text:p>/mouse-donors/ENCDO956IXV/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ce32"/>
          <table:table-cell table:number-columns-repeated="1000"/>
        </table:table-row>
        <table:table-row table:style-name="ro2">
          <table:table-cell table:style-name="Default" office:value-type="string" calcext:value-type="string">
            <text:p>cc27547a-bdfe-4655-89cf-388f1659ac75</text:p>
          </table:table-cell>
          <table:table-cell table:style-name="Default" office:value-type="string" calcext:value-type="string">
            <text:p>ENCBS375BFM</text:p>
          </table:table-cell>
          <table:table-cell table:style-name="ce27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1 e14.5 mouse forelimb run17</text:p>
          </table:table-cell>
          <table:table-cell table:style-name="ce25" table:formula="of:=COM.MICROSOFT.CONCAT(&quot;barbara-wold:&quot;; [.N8])" office:value-type="string" office:string-value="barbara-wold:C1_e14.5_mouse_forelimb_run17_January16_2018" calcext:value-type="string">
            <text:p>barbara-wold:C1_e14.5_mouse_forelimb_run17_January16_2018</text:p>
          </table:table-cell>
          <table:table-cell office:value-type="string" calcext:value-type="string">
            <text:p>single cell</text:p>
          </table:table-cell>
          <table:table-cell table:style-name="ce7" office:value-type="date" office:date-value="2018-01-16" calcext:value-type="date">
            <text:p>1/16/2018</text:p>
          </table:table-cell>
          <table:table-cell table:style-name="ce9" office:value-type="string" calcext:value-type="string">
            <text:p>/organisms/mouse</text:p>
          </table:table-cell>
          <table:table-cell table:number-columns-repeated="2"/>
          <table:table-cell table:style-name="ce9" office:value-type="string" calcext:value-type="string">
            <text:p>/sources/jackson-labs/</text:p>
          </table:table-cell>
          <table:table-cell/>
          <table:table-cell office:value-type="string" calcext:value-type="string">
            <text:p>C1_e14.5_mouse_forelimb_run17_January16_2018</text:p>
          </table:table-cell>
          <table:table-cell table:style-name="Default" table:formula="of:=COUNTIF(['file:///home/diane/woldlab/ENCODE/Metadata_Y2Q1_submission_for_Diane_April25_2018.ods'#$Sheet1.F8:.F403];[.N8])" office:value-type="float" office:value="27" calcext:value-type="float">
            <text:p>27</text:p>
          </table:table-cell>
          <table:table-cell office:value-type="string" calcext:value-type="string">
            <text:p>cells</text:p>
          </table:table-cell>
          <table:table-cell table:formula="of:=MID([.N8]; 5; 4)" office:value-type="string" office:string-value="14.5" calcext:value-type="string">
            <text:p>14.5</text:p>
          </table:table-cell>
          <table:table-cell office:value-type="string" calcext:value-type="string">
            <text:p>day</text:p>
          </table:table-cell>
          <table:table-cell table:formula="of:=IF(MID([.N8];4; 1) = &quot;e&quot;; &quot;embryonic&quot;)" office:value-type="string" office:string-value="embryonic" calcext:value-type="string">
            <text:p>embryonic</text:p>
          </table:table-cell>
          <table:table-cell table:style-name="ce9" office:value-type="string" calcext:value-type="string">
            <text:p>/platforms/NTR:0000453/</text:p>
          </table:table-cell>
          <table:table-cell table:style-name="ce27" table:formula="of:=IF(['file:///home/diane/woldlab/ENCODE/Metadata_Y2Q1_submission_for_Diane_April25_2018.ods'#$Sheet1.I8] = &quot;C57BL/6J&quot;; &quot;/mouse-donors/ENCDO956IXV/&quot;)" office:value-type="string" office:string-value="/mouse-donors/ENCDO956IXV/" calcext:value-type="string">
            <text:p>/mouse-donors/ENCDO956IXV/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ce32"/>
          <table:table-cell table:number-columns-repeated="1000"/>
        </table:table-row>
        <table:table-row table:style-name="ro2">
          <table:table-cell table:style-name="Default" office:value-type="string" calcext:value-type="string">
            <text:p>2da5ffec-74c6-447a-8f9b-423026a3ce44</text:p>
          </table:table-cell>
          <table:table-cell table:style-name="Default" office:value-type="string" calcext:value-type="string">
            <text:p>ENCBS849XJR</text:p>
          </table:table-cell>
          <table:table-cell table:style-name="ce27" office:value-type="string" calcext:value-type="string">
            <text:p><text:a xlink:href="http://purl.obolibrary.org/obo/UBERON_0002102" xlink:type="simple">UBERON:0002102</text:a></text:p>
          </table:table-cell>
          <table:table-cell office:value-type="string" calcext:value-type="string">
            <text:p>forelimb</text:p>
          </table:table-cell>
          <table:table-cell office:value-type="string" calcext:value-type="string">
            <text:p>C1 e15.5 mouse forelimb run14</text:p>
          </table:table-cell>
          <table:table-cell table:style-name="ce25" table:formula="of:=COM.MICROSOFT.CONCAT(&quot;barbara-wold:&quot;; [.N9])" office:value-type="string" office:string-value="barbara-wold:C1_e15.5_mouse_forelimb_run14_December15_2017" calcext:value-type="string">
            <text:p>barbara-wold:C1_e15.5_mouse_forelimb_run14_December15_2017</text:p>
          </table:table-cell>
          <table:table-cell office:value-type="string" calcext:value-type="string">
            <text:p>single cell</text:p>
          </table:table-cell>
          <table:table-cell table:style-name="ce7" office:value-type="date" office:date-value="2017-12-15" calcext:value-type="date">
            <text:p>12/15/2017</text:p>
          </table:table-cell>
          <table:table-cell table:style-name="ce9" office:value-type="string" calcext:value-type="string">
            <text:p>/organisms/mouse</text:p>
          </table:table-cell>
          <table:table-cell table:number-columns-repeated="2"/>
          <table:table-cell table:style-name="ce9" office:value-type="string" calcext:value-type="string">
            <text:p>/sources/jackson-labs/</text:p>
          </table:table-cell>
          <table:table-cell/>
          <table:table-cell office:value-type="string" calcext:value-type="string">
            <text:p>C1_e15.5_mouse_forelimb_run14_December15_2017</text:p>
          </table:table-cell>
          <table:table-cell table:style-name="Default" table:formula="of:=COUNTIF(['file:///home/diane/woldlab/ENCODE/Metadata_Y2Q1_submission_for_Diane_April25_2018.ods'#$Sheet1.F9:.F404];[.N9])" office:value-type="float" office:value="58" calcext:value-type="float">
            <text:p>58</text:p>
          </table:table-cell>
          <table:table-cell office:value-type="string" calcext:value-type="string">
            <text:p>cells</text:p>
          </table:table-cell>
          <table:table-cell table:formula="of:=MID([.N9]; 5; 4)" office:value-type="string" office:string-value="15.5" calcext:value-type="string">
            <text:p>15.5</text:p>
          </table:table-cell>
          <table:table-cell office:value-type="string" calcext:value-type="string">
            <text:p>day</text:p>
          </table:table-cell>
          <table:table-cell table:formula="of:=IF(MID([.N9];4; 1) = &quot;e&quot;; &quot;embryonic&quot;)" office:value-type="string" office:string-value="embryonic" calcext:value-type="string">
            <text:p>embryonic</text:p>
          </table:table-cell>
          <table:table-cell table:style-name="ce9" office:value-type="string" calcext:value-type="string">
            <text:p>/platforms/NTR:0000453/</text:p>
          </table:table-cell>
          <table:table-cell table:style-name="ce27" table:formula="of:=IF(['file:///home/diane/woldlab/ENCODE/Metadata_Y2Q1_submission_for_Diane_April25_2018.ods'#$Sheet1.I9] = &quot;C57BL/6J&quot;; &quot;/mouse-donors/ENCDO956IXV/&quot;)" office:value-type="string" office:string-value="/mouse-donors/ENCDO956IXV/" calcext:value-type="string">
            <text:p>/mouse-donors/ENCDO956IXV/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ce32"/>
          <table:table-cell table:number-columns-repeated="100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brary" table:style-name="ta3">
        <office:forms form:automatic-focus="false" form:apply-design-mode="false"/>
        <table:table-column table:style-name="co29" table:default-cell-style-name="ce35"/>
        <table:table-column table:style-name="co30" table:default-cell-style-name="ce24"/>
        <table:table-column table:style-name="co31" table:default-cell-style-name="ce24"/>
        <table:table-column table:style-name="co5" table:default-cell-style-name="ce24"/>
        <table:table-column table:style-name="co32" table:default-cell-style-name="ce24"/>
        <table:table-column table:style-name="co24" table:visibility="collapse" table:default-cell-style-name="ce26"/>
        <table:table-column table:style-name="co33" table:visibility="collapse" table:default-cell-style-name="ce24"/>
        <table:table-column table:style-name="co34" table:visibility="collapse" table:default-cell-style-name="ce24"/>
        <table:table-column table:style-name="co35" table:visibility="collapse" table:default-cell-style-name="ce24"/>
        <table:table-column table:style-name="co36" table:visibility="collapse" table:default-cell-style-name="ce24"/>
        <table:table-column table:style-name="co37" table:visibility="collapse" table:default-cell-style-name="ce24"/>
        <table:table-column table:style-name="co38" table:visibility="collapse" table:default-cell-style-name="ce24"/>
        <table:table-column table:style-name="co39" table:visibility="collapse" table:default-cell-style-name="ce24"/>
        <table:table-column table:style-name="co40" table:visibility="collapse" table:default-cell-style-name="ce24"/>
        <table:table-column table:style-name="co14" table:visibility="collapse" table:default-cell-style-name="ce24"/>
        <table:table-column table:style-name="co33" table:visibility="collapse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8" table:default-cell-style-name="ce24"/>
        <table:table-column table:style-name="co44" table:default-cell-style-name="ce24"/>
        <table:table-column table:style-name="co14" table:number-columns-repeated="1002" table:default-cell-style-name="ce24"/>
        <table:table-column table:style-name="co14" table:default-cell-style-name="Default"/>
        <table:table-row table:style-name="ro2">
          <table:table-cell table:style-name="ce25" office:value-type="string" calcext:value-type="string">
            <text:p>library_accession</text:p>
          </table:table-cell>
          <table:table-cell table:style-name="ce25" office:value-type="string" calcext:value-type="string">
            <text:p>aliases:array</text:p>
          </table:table-cell>
          <table:table-cell table:style-name="ce25" office:value-type="string" calcext:value-type="string">
            <text:p>description:skip</text:p>
          </table:table-cell>
          <table:table-cell table:style-name="ce25" office:value-type="string" calcext:value-type="string">
            <text:p>nucleic_acid_term_name</text:p>
          </table:table-cell>
          <table:table-cell table:style-name="ce25" office:value-type="string" calcext:value-type="string">
            <text:p>biosample</text:p>
          </table:table-cell>
          <table:table-cell table:style-name="ce25" office:value-type="string" calcext:value-type="string">
            <text:p>nucleic_acid_term_name</text:p>
          </table:table-cell>
          <table:table-cell table:style-name="ce25" office:value-type="string" calcext:value-type="string">
            <text:p>depleted_in_term_name</text:p>
          </table:table-cell>
          <table:table-cell table:style-name="ce25" office:value-type="string" calcext:value-type="string">
            <text:p>nucleic_acid_starting_quantity</text:p>
          </table:table-cell>
          <table:table-cell table:style-name="ce25" office:value-type="string" calcext:value-type="string">
            <text:p>nucleic_acid_starting_quantity_units</text:p>
          </table:table-cell>
          <table:table-cell table:style-name="ce25" office:value-type="string" calcext:value-type="string">
            <text:p>size_range</text:p>
          </table:table-cell>
          <table:table-cell table:style-name="ce25" office:value-type="string" calcext:value-type="string">
            <text:p>lysis_method</text:p>
          </table:table-cell>
          <table:table-cell table:style-name="ce25" office:value-type="string" calcext:value-type="string">
            <text:p>fragmentation_method</text:p>
          </table:table-cell>
          <table:table-cell table:style-name="ce25" office:value-type="string" calcext:value-type="string">
            <text:p>extraction_method</text:p>
          </table:table-cell>
          <table:table-cell table:style-name="ce25" office:value-type="string" calcext:value-type="string">
            <text:p>library_size_selection_method</text:p>
          </table:table-cell>
          <table:table-cell table:style-name="ce25" office:value-type="string" calcext:value-type="string">
            <text:p>treatments</text:p>
          </table:table-cell>
          <table:table-cell table:style-name="ce25" office:value-type="string" calcext:value-type="string">
            <text:p>strand_specificity:boolean</text:p>
          </table:table-cell>
          <table:table-cell table:style-name="ce25" office:value-type="string" calcext:value-type="string">
            <text:p>spikeins_used:array</text:p>
          </table:table-cell>
          <table:table-cell table:style-name="ce25" office:value-type="string" calcext:value-type="string">
            <text:p>spike in pool:skip</text:p>
          </table:table-cell>
          <table:table-cell table:style-name="ce25" office:value-type="string" calcext:value-type="string">
            <text:p>documents:array</text:p>
          </table:table-cell>
          <table:table-cell table:style-name="ce25" office:value-type="string" calcext:value-type="string">
            <text:p>lab</text:p>
          </table:table-cell>
          <table:table-cell table:style-name="ce25" office:value-type="string" calcext:value-type="string">
            <text:p>award</text:p>
          </table:table-cell>
          <table:table-cell table:style-name="ce32" office:value-type="string" calcext:value-type="string">
            <text:p>barcode_details:json</text:p>
          </table:table-cell>
          <table:table-cell table:style-name="ce32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ENCLB142PSQ</text:p>
          </table:table-cell>
          <table:table-cell table:style-name="Default" office:value-type="string" calcext:value-type="string">
            <text:p>barbara-wold:19912_G10,barbara-wold:19912_G11,barbara-wold:19912_G12,barbara-wold:19912_G7,barbara-wold:19912_G8,barbara-wold:19912_G9,barbara-wold:19913_H1,barbara-wold:19913_H10,barbara-wold:19913_H11,barbara-wold:19913_H12,barbara-wold:19913_H2,barbara-wold:19913_H3,barbara-wold:19913_H4,barbara-wold:19913_H5,barbara-wold:19913_H6,barbara-wold:19913_H7,barbara-wold:19913_H8,barbara-wold:19913_H9</text:p>
          </table:table-cell>
          <table:table-cell table:style-name="Default"/>
          <table:table-cell table:style-name="Default" office:value-type="string" calcext:value-type="string">
            <text:p>polyadenylated mRNA</text:p>
          </table:table-cell>
          <table:table-cell table:style-name="ce25" table:formula="of:=[$Biosample.F2]" office:value-type="string" office:string-value="barbara-wold:C1_e10.5_AM_run_mouse_forelimb_run15_January13_2018" calcext:value-type="string">
            <text:p>barbara-wold:C1_e10.5_AM_run_mouse_forelimb_run15_January13_2018</text:p>
          </table:table-cell>
          <table:table-cell table:style-name="ce25" table:number-columns-repeated="5"/>
          <table:table-cell table:style-name="ce27" table:number-columns-repeated="4"/>
          <table:table-cell table:style-name="ce25"/>
          <table:table-cell table:style-name="ce13"/>
          <table:table-cell table:style-name="ce25" office:value-type="string" calcext:value-type="string">
            <text:p>barbara-wold:profile_C1_3</text:p>
          </table:table-cell>
          <table:table-cell table:style-name="ce25"/>
          <table:table-cell table:style-name="ce27" office:value-type="string" calcext:value-type="string">
            <text:p>barbara-wold:smarter-ulta-low-pdf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Default" office:value-type="string" calcext:value-type="string">
            <text:p>[{"barcode": "GTAGAGGACGTCTAAT", "plate_id": "19912", "plate_location": "G10"}, {"barcode": "GCTCATGACGTCTAAT", "plate_id": "19912", "plate_location": "G11"}, {"barcode": "ATCTCAGGCGTCTAAT", "plate_id": "19912", "plate_location": "G12"}, {"barcode": "CTCTCTACCGTCTAAT", "plate_id": "19912", "plate_location": "G7"}, {"barcode": "CGAGGCTGCGTCTAAT", "plate_id": "19912", "plate_location": "G8"}, {"barcode": "AAGAGGCACGTCTAAT", "plate_id": "19912", "plate_location": "G9"}, {"barcode": "TAAGGCGATCTCTCCG", "plate_id": "19913", "plate_location": "H1"}, {"barcode": "GTAGAGGATCTCTCCG", "plate_id": "19913", "plate_location": "H10"}, {"barcode": "GCTCATGATCTCTCCG", "plate_id": "19913", "plate_location": "H11"}, {"barcode": "ATCTCAGGTCTCTCCG", "plate_id": "19913", "plate_location": "H12"}, {"barcode": "CGTACTAGTCTCTCCG", "plate_id": "19913", "plate_location": "H2"}, {"barcode": "AGGCAGAATCTCTCCG", "plate_id": "19913", "plate_location": "H3"}, {"barcode": "TCCTGAGCTCTCTCCG", "plate_id": "19913", "plate_location": "H4"}, {"barcode": "GGACTCCTTCTCTCCG", "plate_id": "19913", "plate_location": "H5"}, {"barcode": "TAGGCATGTCTCTCCG", "plate_id": "19913", "plate_location": "H6"}, {"barcode": "CTCTCTACTCTCTCNG", "plate_id": "19913", "plate_location": "H7"}, {"barcode": "CGAGGCTGTCTCTCCG", "plate_id": "19913", "plate_location": "H8"}, {"barcode": "AAGAGGCATCTCTCCG", "plate_id": "19913", "plate_location": "H9"}]</text:p>
          </table:table-cell>
          <table:table-cell table:style-name="ce32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ENCLB137HIJ</text:p>
          </table:table-cell>
          <table:table-cell table:style-name="Default" office:value-type="string" calcext:value-type="string">
            <text:p>barbara-wold:19914_A1,barbara-wold:19914_A10,barbara-wold:19914_A11,barbara-wold:19914_A12,barbara-wold:19914_A2,barbara-wold:19914_A3,barbara-wold:19914_A4,barbara-wold:19914_A5,barbara-wold:19914_A6,barbara-wold:19914_A7,barbara-wold:19914_A8,barbara-wold:19914_A9,barbara-wold:19915_B1,barbara-wold:19915_B2</text:p>
          </table:table-cell>
          <table:table-cell table:style-name="Default"/>
          <table:table-cell table:style-name="Default" office:value-type="string" calcext:value-type="string">
            <text:p>polyadenylated mRNA</text:p>
          </table:table-cell>
          <table:table-cell table:style-name="ce25" table:formula="of:=[$Biosample.F3]" office:value-type="string" office:string-value="barbara-wold:C1_e11.0_PM_run_mouse_forelimb_run16_January13_2018" calcext:value-type="string">
            <text:p>barbara-wold:C1_e11.0_PM_run_mouse_forelimb_run16_January13_2018</text:p>
          </table:table-cell>
          <table:table-cell table:style-name="ce25" table:number-columns-repeated="5"/>
          <table:table-cell table:style-name="ce27" table:number-columns-repeated="4"/>
          <table:table-cell table:style-name="ce25"/>
          <table:table-cell table:style-name="ce13"/>
          <table:table-cell table:style-name="ce25" office:value-type="string" calcext:value-type="string">
            <text:p>barbara-wold:profile_C1_3</text:p>
          </table:table-cell>
          <table:table-cell table:style-name="ce25"/>
          <table:table-cell table:style-name="ce27" office:value-type="string" calcext:value-type="string">
            <text:p>barbara-wold:smarter-ulta-low-pdf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Default" office:value-type="string" calcext:value-type="string">
            <text:p>[{"barcode": "ACTCGCTATCGACTAG", "plate_id": "19914", "plate_location": "A1"}, {"barcode": "CGATCAGTTCGACTAG", "plate_id": "19914", "plate_location": "A10"}, {"barcode": "TGCAGCTATCGACTAG", "plate_id": "19914", "plate_location": "A11"}, {"barcode": "TCGACGTCTCGACTNG", "plate_id": "19914", "plate_location": "A12"}, {"barcode": "GGAGCTACTCGACTAG", "plate_id": "19914", "plate_location": "A2"}, {"barcode": "GCGTAGTATCGACTNG", "plate_id": "19914", "plate_location": "A3"}, {"barcode": "CGGAGCCTTCGACTAG", "plate_id": "19914", "plate_location": "A4"}, {"barcode": "TACGCTGCTCGACTAG", "plate_id": "19914", "plate_location": "A5"}, {"barcode": "ATGCGCAGTCGACTAG", "plate_id": "19914", "plate_location": "A6"}, {"barcode": "TAGCGCTCTCGACTAG", "plate_id": "19914", "plate_location": "A7"}, {"barcode": "ACTGAGCGTCGACTAG", "plate_id": "19914", "plate_location": "A8"}, {"barcode": "CCTAAGACTCGACTAG", "plate_id": "19914", "plate_location": "A9"}, {"barcode": "ACTCGCTATTCTAGCT", "plate_id": "19915", "plate_location": "B1"}, {"barcode": "GGAGCTACTTCTAGCT", "plate_id": "19915", "plate_location": "B2"}]</text:p>
          </table:table-cell>
          <table:table-cell table:style-name="ce32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ENCLB588VQM</text:p>
          </table:table-cell>
          <table:table-cell table:style-name="Default" office:value-type="string" calcext:value-type="string">
            <text:p>barbara-wold:19906_A1,barbara-wold:19906_A10,barbara-wold:19906_A11,barbara-wold:19906_A12,barbara-wold:19906_A2,barbara-wold:19906_A3,barbara-wold:19906_A4,barbara-wold:19906_A5,barbara-wold:19906_A6,barbara-wold:19906_A7,barbara-wold:19906_A8,barbara-wold:19906_A9,barbara-wold:19907_B1,barbara-wold:19907_B10,barbara-wold:19907_B11,barbara-wold:19907_B12,barbara-wold:19907_B2,barbara-wold:19907_B3,barbara-wold:19907_B4,barbara-wold:19907_B5,barbara-wold:19907_B6,barbara-wold:19907_B7,barbara-wold:19907_B8,barbara-wold:19907_B9,barbara-wold:19908_C1,barbara-wold:19908_C10,barbara-wold:19908_C11,barbara-wold:19908_C12,barbara-wold:19908_C2,barbara-wold:19908_C3,barbara-wold:19908_C4,barbara-wold:19908_C5,barbara-wold:19908_C6,barbara-wold:19908_C7,barbara-wold:19908_C8,barbara-wold:19908_C9,barbara-wold:19909_D1,barbara-wold:19909_D10,barbara-wold:19909_D11,barbara-wold:19909_D12,barbara-wold:19909_D2,barbara-wold:19909_D3,barbara-wold:19909_D4,barbara-wold:19909_D5,barbara-wold:19909_D6,barbara-wold:19909_D7,barbara-wold:19909_D8,barbara-wold:19909_D9,barbara-wold:19910_E1,barbara-wold:19910_E10,barbara-wold:19910_E11,barbara-wold:19910_E12,barbara-wold:19910_E2,barbara-wold:19910_E3,barbara-wold:19910_E4,barbara-wold:19910_E5,barbara-wold:19910_E6,barbara-wold:19910_E7,barbara-wold:19910_E8,barbara-wold:19910_E9,barbara-wold:19911_F1,barbara-wold:19911_F10,barbara-wold:19911_F11,barbara-wold:19911_F12,barbara-wold:19911_F2,barbara-wold:19911_F3,barbara-wold:19911_F4,barbara-wold:19911_F5,barbara-wold:19911_F6,barbara-wold:19911_F7,barbara-wold:19911_F8,barbara-wold:19911_F9,barbara-wold:19912_G1,barbara-wold:19912_G2,barbara-wold:19912_G3,barbara-wold:19912_G4,barbara-wold:19912_G6</text:p>
          </table:table-cell>
          <table:table-cell table:style-name="Default"/>
          <table:table-cell table:style-name="Default" office:value-type="string" calcext:value-type="string">
            <text:p>polyadenylated mRNA</text:p>
          </table:table-cell>
          <table:table-cell table:style-name="ce25" table:formula="of:=[$Biosample.F4]" office:value-type="string" office:string-value="barbara-wold:C1_e11.5_mouse_forelimb_run10_December11_2017" calcext:value-type="string">
            <text:p>barbara-wold:C1_e11.5_mouse_forelimb_run10_December11_2017</text:p>
          </table:table-cell>
          <table:table-cell table:style-name="ce25" table:number-columns-repeated="5"/>
          <table:table-cell table:style-name="ce27" table:number-columns-repeated="4"/>
          <table:table-cell table:style-name="ce25"/>
          <table:table-cell table:style-name="ce13"/>
          <table:table-cell table:style-name="ce25" office:value-type="string" calcext:value-type="string">
            <text:p>barbara-wold:profile_C1_3</text:p>
          </table:table-cell>
          <table:table-cell table:style-name="ce25"/>
          <table:table-cell table:style-name="ce27" office:value-type="string" calcext:value-type="string">
            <text:p>barbara-wold:smarter-ulta-low-pdf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Default" office:value-type="string" calcext:value-type="string">
            <text:p>[{"barcode": "TAAGGCGACTCTCTAT", "plate_id": "19906", "plate_location": "A1"}, {"barcode": "GTAGAGGACTCTCTAT", "plate_id": "19906", "plate_location": "A10"}, {"barcode": "GCTCATGACTCTCTAT", "plate_id": "19906", "plate_location": "A11"}, {"barcode": "ATCTCAGGCTCTCTAT", "plate_id": "19906", "plate_location": "A12"}, {"barcode": "CGTACTAGCTCTCTAT", "plate_id": "19906", "plate_location": "A2"}, {"barcode": "AGGCAGAACTCTCTAT", "plate_id": "19906", "plate_location": "A3"}, {"barcode": "TCCTGAGCCTCTCTAT", "plate_id": "19906", "plate_location": "A4"}, {"barcode": "GGACTCCTCTCTCTAT", "plate_id": "19906", "plate_location": "A5"}, {"barcode": "TAGGCATGCTCTCTAT", "plate_id": "19906", "plate_location": "A6"}, {"barcode": "CTCTCTACCTCTCTAT", "plate_id": "19906", "plate_location": "A7"}, {"barcode": "CGAGGCTGCTCTCTAT", "plate_id": "19906", "plate_location": "A8"}, {"barcode": "AAGAGGCACTCTCTAT", "plate_id": "19906", "plate_location": "A9"}, {"barcode": "TAAGGCGATATCCTCT", "plate_id": "19907", "plate_location": "B1"}, {"barcode": "GTAGAGGATATCCTCT", "plate_id": "19907", "plate_location": "B10"}, {"barcode": "GCTCATGATATCCTCT", "plate_id": "19907", "plate_location": "B11"}, {"barcode": "ATCTCAGGTATCCTCT", "plate_id": "19907", "plate_location": "B12"}, {"barcode": "CGTACTAGTATCCTCT", "plate_id": "19907", "plate_location": "B2"}, {"barcode": "AGGCAGAATATCCTCT", "plate_id": "19907", "plate_location": "B3"}, {"barcode": "TCCTGAGCTATCCTCT", "plate_id": "19907", "plate_location": "B4"}, {"barcode": "GGACTCCTTATCCTCT", "plate_id": "19907", "plate_location": "B5"}, {"barcode": "TAGGCATGTATCCTCT", "plate_id": "19907", "plate_location": "B6"}, {"barcode": "CTCTCTACTATCCTCT", "plate_id": "19907", "plate_location": "B7"}, {"barcode": "CGAGGCTGTATCCTCT", "plate_id": "19907", "plate_location": "B8"}, {"barcode": "AAGAGGCATATCCTCT", "plate_id": "19907", "plate_location": "B9"}, {"barcode": "TAAGGCGAGTAAGGAG", "plate_id": "19908", "plate_location": "C1"}, {"barcode": "GTAGAGGAGTAAGGNG", "plate_id": "19908", "plate_location": "C10"}, {"barcode": "GCTCATGAGTAAGGAG", "plate_id": "19908", "plate_location": "C11"}, {"barcode": "ATCTCAGGGTAAGGAG", "plate_id": "19908", "plate_location": "C12"}, {"barcode": "CGTACTAGGTAAGGAG", "plate_id": "19908", "plate_location": "C2"}, {"barcode": "AGGCAGAAGTAAGGAG", "plate_id": "19908", "plate_location": "C3"}, {"barcode": "TCCTGAGCGTAAGGAG", "plate_id": "19908", "plate_location": "C4"}, {"barcode": "GGACTCCTGTAAGGAG", "plate_id": "19908", "plate_location": "C5"}, {"barcode": "TAGGCATGGTAAGGAG", "plate_id": "19908", "plate_location": "C6"}, {"barcode": "CTCTCTACGTAAGGAG", "plate_id": "19908", "plate_location": "C7"}, {"barcode": "CGAGGCTGGTAAGGAG", "plate_id": "19908", "plate_location": "C8"}, {"barcode": "AAGAGGCAGTAAGGAG", "plate_id": "19908", "plate_location": "C9"}, {"barcode": "TAAGGCGAACTGCATA", "plate_id": "19909", "plate_location": "D1"}, {"barcode": "GTAGAGGAACTGCATA", "plate_id": "19909", "plate_location": "D10"}, {"barcode": "GCTCATGAACTGCATA", "plate_id": "19909", "plate_location": "D11"}, {"barcode": "ATCTCAGGACTGCATA", "plate_id": "19909", "plate_location": "D12"}, {"barcode": "CGTACTAGACTGCATA", "plate_id": "19909", "plate_location": "D2"}, {"barcode": "AGGCAGAAACTGCATA", "plate_id": "19909", "plate_location": "D3"}, {"barcode": "TCCTGAGCACTGCATA", "plate_id": "19909", "plate_location": "D4"}, {"barcode": "GGACTCCTACTGCATA", "plate_id": "19909", "plate_location": "D5"}, {"barcode": "TAGGCATGACTGCATA", "plate_id": "19909", "plate_location": "D6"}, {"barcode": "CTCTCTACACTGCATA", "plate_id": "19909", "plate_location": "D7"}, {"barcode": "CGAGGCTGACTGCATA", "plate_id": "19909", "plate_location": "D8"}, {"barcode": "AAGAGGCAACTGCATA", "plate_id": "19909", "plate_location": "D9"}, {"barcode": "TAAGGCGAAAGGAGTA", "plate_id": "19910", "plate_location": "E1"}, {"barcode": "GTAGAGGAAAGGAGTA", "plate_id": "19910", "plate_location": "E10"}, {"barcode": "GCTCATGAAAGGAGTA", "plate_id": "19910", "plate_location": "E11"}, {"barcode": "ATCTCAGGAAGGAGTA", "plate_id": "19910", "plate_location": "E12"}, {"barcode": "CGTACTAGAAGGAGTA", "plate_id": "19910", "plate_location": "E2"}, {"barcode": "AGGCAGAAAAGGAGNA", "plate_id": "19910", "plate_location": "E3"}, {"barcode": "TCCTGAGCAAGGAGNA", "plate_id": "19910", "plate_location": "E4"}, {"barcode": "GGACTCCTAAGGAGTA", "plate_id": "19910", "plate_location": "E5"}, {"barcode": "TAGGCATGAAGGAGTA", "plate_id": "19910", "plate_location": "E6"}, {"barcode": "CTCTCTACAAGGAGTA", "plate_id": "19910", "plate_location": "E7"}, {"barcode": "CGAGGCTGAAGGAGTA", "plate_id": "19910", "plate_location": "E8"}, {"barcode": "AAGAGGCAAAGGAGTA", "plate_id": "19910", "plate_location": "E9"}, {"barcode": "TAAGGCGACTAAGCCT", "plate_id": "19911", "plate_location": "F1"}, {"barcode": "GTAGAGGACTAAGCCT", "plate_id": "19911", "plate_location": "F10"}, {"barcode": "GCTCATGACTAAGCCT", "plate_id": "19911", "plate_location": "F11"}, {"barcode": "ATCTCAGGCTAAGCCT", "plate_id": "19911", "plate_location": "F12"}, {"barcode": "CGTACTAGCTAAGCCT", "plate_id": "19911", "plate_location": "F2"}, {"barcode": "AGGCAGAACTAAGCCT", "plate_id": "19911", "plate_location": "F3"}, {"barcode": "TCCTGAGCCTAAGCCT", "plate_id": "19911", "plate_location": "F4"}, {"barcode": "GGACTCCTCTAAGCCT", "plate_id": "19911", "plate_location": "F5"}, {"barcode": "TAGGCATGCTAAGCCT", "plate_id": "19911", "plate_location": "F6"}, {"barcode": "CTCTCTACCTAAGCCT", "plate_id": "19911", "plate_location": "F7"}, {"barcode": "CGAGGCTGCTAAGCCT", "plate_id": "19911", "plate_location": "F8"}, {"barcode": "AAGAGGCACTAAGCCT", "plate_id": "19911", "plate_location": "F9"}, {"barcode": "TAAGGCGACGTCTAAT", "plate_id": "19912", "plate_location": "G1"}, {"barcode": "CGTACTAGCGTCTAAT", "plate_id": "19912", "plate_location": "G2"}, {"barcode": "AGGCAGAACGTCTAAT", "plate_id": "19912", "plate_location": "G3"}, {"barcode": "TCCTGAGCCGTCTAAT", "plate_id": "19912", "plate_location": "G4"}, {"barcode": "TAGGCATGCGTCTAAT", "plate_id": "19912", "plate_location": "G6"}]</text:p>
          </table:table-cell>
          <table:table-cell table:style-name="ce32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ENCLB685FNO</text:p>
          </table:table-cell>
          <table:table-cell table:style-name="Default" office:value-type="string" calcext:value-type="string">
            <text:p>barbara-wold:20026_A1,barbara-wold:20026_A10,barbara-wold:20026_A11,barbara-wold:20026_A12,barbara-wold:20026_A2,barbara-wold:20026_A3,barbara-wold:20026_A4,barbara-wold:20026_A5,barbara-wold:20026_A6,barbara-wold:20026_A7,barbara-wold:20026_A8,barbara-wold:20026_A9,barbara-wold:20027_B1,barbara-wold:20027_B10,barbara-wold:20027_B11,barbara-wold:20027_B12,barbara-wold:20027_B2,barbara-wold:20027_B3,barbara-wold:20027_B4,barbara-wold:20027_B5,barbara-wold:20027_B6,barbara-wold:20027_B7,barbara-wold:20027_B8,barbara-wold:20027_B9,barbara-wold:20028_C1,barbara-wold:20028_C10,barbara-wold:20028_C11,barbara-wold:20028_C12,barbara-wold:20028_C2,barbara-wold:20028_C3,barbara-wold:20028_C4,barbara-wold:20028_C5,barbara-wold:20028_C6,barbara-wold:20028_C7,barbara-wold:20028_C8,barbara-wold:20028_C9,barbara-wold:20029_D1,barbara-wold:20029_D10,barbara-wold:20029_D11,barbara-wold:20029_D12,barbara-wold:20029_D2,barbara-wold:20029_D3,barbara-wold:20029_D4,barbara-wold:20029_D5,barbara-wold:20029_D6,barbara-wold:20029_D7,barbara-wold:20029_D8,barbara-wold:20029_D9,barbara-wold:20030_E1,barbara-wold:20030_E10,barbara-wold:20030_E11,barbara-wold:20030_E12,barbara-wold:20030_E2,barbara-wold:20030_E3,barbara-wold:20030_E4,barbara-wold:20030_E5,barbara-wold:20030_E6,barbara-wold:20030_E7,barbara-wold:20030_E8,barbara-wold:20030_E9,barbara-wold:20031_F1,barbara-wold:20031_F10,barbara-wold:20031_F11,barbara-wold:20031_F12,barbara-wold:20031_F2,barbara-wold:20031_F3,barbara-wold:20031_F4,barbara-wold:20031_F5,barbara-wold:20031_F6,barbara-wold:20031_F7,barbara-wold:20031_F8,barbara-wold:20031_F9,barbara-wold:20032_G1,barbara-wold:20032_G2,barbara-wold:20032_G3,barbara-wold:20032_G4,barbara-wold:20032_G5</text:p>
          </table:table-cell>
          <table:table-cell table:style-name="Default"/>
          <table:table-cell table:style-name="Default" office:value-type="string" calcext:value-type="string">
            <text:p>polyadenylated mRNA</text:p>
          </table:table-cell>
          <table:table-cell table:style-name="ce25" table:formula="of:=[$Biosample.F5]" office:value-type="string" office:string-value="barbara-wold:C1_e12.0_mouse_forelimb_run11_December12_2017" calcext:value-type="string">
            <text:p>barbara-wold:C1_e12.0_mouse_forelimb_run11_December12_2017</text:p>
          </table:table-cell>
          <table:table-cell table:style-name="ce25" table:number-columns-repeated="5"/>
          <table:table-cell table:style-name="ce27" table:number-columns-repeated="4"/>
          <table:table-cell table:style-name="ce25"/>
          <table:table-cell table:style-name="ce13"/>
          <table:table-cell table:style-name="ce25" office:value-type="string" calcext:value-type="string">
            <text:p>barbara-wold:profile_C1_3</text:p>
          </table:table-cell>
          <table:table-cell table:style-name="ce25"/>
          <table:table-cell table:style-name="ce27" office:value-type="string" calcext:value-type="string">
            <text:p>barbara-wold:smarter-ulta-low-pdf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Default" office:value-type="string" calcext:value-type="string">
            <text:p>[{"barcode": "TAAGGCGACTCTCTAT", "plate_id": "20026", "plate_location": "A1"}, {"barcode": "GTAGAGGACTCTCTAT", "plate_id": "20026", "plate_location": "A10"}, {"barcode": "GCTCATGACTCTCTAT", "plate_id": "20026", "plate_location": "A11"}, {"barcode": "ATCTCAGGCTCTCTAT", "plate_id": "20026", "plate_location": "A12"}, {"barcode": "CGTACTAGCTCTCTAT", "plate_id": "20026", "plate_location": "A2"}, {"barcode": "AGGCAGAACTCTCTAT", "plate_id": "20026", "plate_location": "A3"}, {"barcode": "TCCTGAGCCTCTCTAT", "plate_id": "20026", "plate_location": "A4"}, {"barcode": "GGACTCCTCTCTCTAT", "plate_id": "20026", "plate_location": "A5"}, {"barcode": "TAGGCATGCTCTCTAT", "plate_id": "20026", "plate_location": "A6"}, {"barcode": "CTCTCTACCTCTCTAT", "plate_id": "20026", "plate_location": "A7"}, {"barcode": "CGAGGCTGCTCTCTAT", "plate_id": "20026", "plate_location": "A8"}, {"barcode": "AAGAGGCACTCTCTAT", "plate_id": "20026", "plate_location": "A9"}, {"barcode": "TAAGGCGATATCCTCT", "plate_id": "20027", "plate_location": "B1"}, {"barcode": "GTAGAGGATATCCTCT", "plate_id": "20027", "plate_location": "B10"}, {"barcode": "GCTCATGATATCCTCT", "plate_id": "20027", "plate_location": "B11"}, {"barcode": "ATCTCAGGTATCCTCT", "plate_id": "20027", "plate_location": "B12"}, {"barcode": "CGTACTAGTATCCTCT", "plate_id": "20027", "plate_location": "B2"}, {"barcode": "AGGCAGAATATCCTCT", "plate_id": "20027", "plate_location": "B3"}, {"barcode": "TCCTGAGCTATCCTCT", "plate_id": "20027", "plate_location": "B4"}, {"barcode": "GGACTCCTTATCCTCT", "plate_id": "20027", "plate_location": "B5"}, {"barcode": "TAGGCATGTATCCTCT", "plate_id": "20027", "plate_location": "B6"}, {"barcode": "CTCTCTACTATCCTCT", "plate_id": "20027", "plate_location": "B7"}, {"barcode": "CGAGGCTGTATCCTCT", "plate_id": "20027", "plate_location": "B8"}, {"barcode": "AAGAGGCATATCCTCT", "plate_id": "20027", "plate_location": "B9"}, {"barcode": "TAAGGCGAGTAAGGAG", "plate_id": "20028", "plate_location": "C1"}, {"barcode": "GTAGAGGAGTAAGGAG", "plate_id": "20028", "plate_location": "C10"}, {"barcode": "GCTCATGAGTAAGGAG", "plate_id": "20028", "plate_location": "C11"}, {"barcode": "ATCTCAGGGTAAGGAG", "plate_id": "20028", "plate_location": "C12"}, {"barcode": "CGTACTAGGTAAGGAG", "plate_id": "20028", "plate_location": "C2"}, {"barcode": "AGGCAGAAGTAAGGAG", "plate_id": "20028", "plate_location": "C3"}, {"barcode": "TCCTGAGCGTAAGGAG", "plate_id": "20028", "plate_location": "C4"}, {"barcode": "GGACTCCTGTAAGGAG", "plate_id": "20028", "plate_location": "C5"}, {"barcode": "TAGGCATGGTAAGGAG", "plate_id": "20028", "plate_location": "C6"}, {"barcode": "CTCTCTACGTAAGGAG", "plate_id": "20028", "plate_location": "C7"}, {"barcode": "CGAGGCTGGTAAGGAG", "plate_id": "20028", "plate_location": "C8"}, {"barcode": "AAGAGGCAGTAAGGAG", "plate_id": "20028", "plate_location": "C9"}, {"barcode": "TAAGGCGAACTGCATA", "plate_id": "20029", "plate_location": "D1"}, {"barcode": "GTAGAGGAACTGCATA", "plate_id": "20029", "plate_location": "D10"}, {"barcode": "GCTCATGAACTGCATA", "plate_id": "20029", "plate_location": "D11"}, {"barcode": "ATCTCAGGACTGCATA", "plate_id": "20029", "plate_location": "D12"}, {"barcode": "CGTACTAGACTGCATA", "plate_id": "20029", "plate_location": "D2"}, {"barcode": "AGGCAGAAACTGCATA", "plate_id": "20029", "plate_location": "D3"}, {"barcode": "TCCTGAGCACTGCATA", "plate_id": "20029", "plate_location": "D4"}, {"barcode": "GGACTCCTACTGCATA", "plate_id": "20029", "plate_location": "D5"}, {"barcode": "TAGGCATGACTGCATA", "plate_id": "20029", "plate_location": "D6"}, {"barcode": "CTCTCTACACTGCATA", "plate_id": "20029", "plate_location": "D7"}, {"barcode": "CGAGGCTGACTGCATA", "plate_id": "20029", "plate_location": "D8"}, {"barcode": "AAGAGGCAACTGCATA", "plate_id": "20029", "plate_location": "D9"}, {"barcode": "TAAGGCGAAAGGAGTA", "plate_id": "20030", "plate_location": "E1"}, {"barcode": "GTAGAGGAAAGGAGTA", "plate_id": "20030", "plate_location": "E10"}, {"barcode": "GCTCATGAAAGGAGTA", "plate_id": "20030", "plate_location": "E11"}, {"barcode": "ATCTCAGGAAGGAGTA", "plate_id": "20030", "plate_location": "E12"}, {"barcode": "CGTACTAGAAGGAGTA", "plate_id": "20030", "plate_location": "E2"}, {"barcode": "AGGCAGAAAAGGAGTA", "plate_id": "20030", "plate_location": "E3"}, {"barcode": "TCCTGAGCAAGGAGTA", "plate_id": "20030", "plate_location": "E4"}, {"barcode": "GGACTCCTAAGGAGTA", "plate_id": "20030", "plate_location": "E5"}, {"barcode": "TAGGCATGAAGGAGTA", "plate_id": "20030", "plate_location": "E6"}, {"barcode": "CTCTCTACAAGGAGTA", "plate_id": "20030", "plate_location": "E7"}, {"barcode": "CGAGGCTGAAGGAGTA", "plate_id": "20030", "plate_location": "E8"}, {"barcode": "AAGAGGCAAAGGAGTA", "plate_id": "20030", "plate_location": "E9"}, {"barcode": "TAAGGCGACTAAGCCT", "plate_id": "20031", "plate_location": "F1"}, {"barcode": "GTAGAGGACTAAGCCT", "plate_id": "20031", "plate_location": "F10"}, {"barcode": "GCTCATGACTAAGCCT", "plate_id": "20031", "plate_location": "F11"}, {"barcode": "ATCTCAGGCTAAGCCT", "plate_id": "20031", "plate_location": "F12"}, {"barcode": "CGTACTAGCTAAGCCT", "plate_id": "20031", "plate_location": "F2"}, {"barcode": "AGGCAGAACTAAGCCT", "plate_id": "20031", "plate_location": "F3"}, {"barcode": "TCCTGAGCCTAAGCCT", "plate_id": "20031", "plate_location": "F4"}, {"barcode": "GGACTCCTCTAAGCCT", "plate_id": "20031", "plate_location": "F5"}, {"barcode": "TAGGCATGCTAAGCCT", "plate_id": "20031", "plate_location": "F6"}, {"barcode": "CTCTCTACCTAAGCCT", "plate_id": "20031", "plate_location": "F7"}, {"barcode": "CGAGGCTGCTAAGCCT", "plate_id": "20031", "plate_location": "F8"}, {"barcode": "AAGAGGCACTAAGCCT", "plate_id": "20031", "plate_location": "F9"}, {"barcode": "TAAGGCGACGTCTAAT", "plate_id": "20032", "plate_location": "G1"}, {"barcode": "CGTACTAGCGTCTAAT", "plate_id": "20032", "plate_location": "G2"}, {"barcode": "AGGCAGAACGTCTAAT", "plate_id": "20032", "plate_location": "G3"}, {"barcode": "TCCTGAGCCGTCTAAT", "plate_id": "20032", "plate_location": "G4"}, {"barcode": "GGACTCCTCGTCTAAT", "plate_id": "20032", "plate_location": "G5"}]</text:p>
          </table:table-cell>
          <table:table-cell table:style-name="ce32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ENCLB573UWE</text:p>
          </table:table-cell>
          <table:table-cell table:style-name="Default" office:value-type="string" calcext:value-type="string">
            <text:p>barbara-wold:20033_A1,barbara-wold:20033_A10,barbara-wold:20033_A11,barbara-wold:20033_A12,barbara-wold:20033_A2,barbara-wold:20033_A3,barbara-wold:20033_A4,barbara-wold:20033_A5,barbara-wold:20033_A6,barbara-wold:20033_A7,barbara-wold:20033_A8,barbara-wold:20033_A9,barbara-wold:20034_B1,barbara-wold:20034_B10,barbara-wold:20034_B11,barbara-wold:20034_B12,barbara-wold:20034_B2,barbara-wold:20034_B3,barbara-wold:20034_B4,barbara-wold:20034_B5,barbara-wold:20034_B6,barbara-wold:20034_B7,barbara-wold:20034_B8,barbara-wold:20034_B9,barbara-wold:20035_C1,barbara-wold:20035_C10,barbara-wold:20035_C11,barbara-wold:20035_C12,barbara-wold:20035_C2,barbara-wold:20035_C3,barbara-wold:20035_C4,barbara-wold:20035_C5,barbara-wold:20035_C6,barbara-wold:20035_C7,barbara-wold:20035_C8,barbara-wold:20035_C9,barbara-wold:20036_D1,barbara-wold:20036_D10,barbara-wold:20036_D11,barbara-wold:20036_D12,barbara-wold:20036_D2,barbara-wold:20036_D3,barbara-wold:20036_D4,barbara-wold:20036_D5,barbara-wold:20036_D6,barbara-wold:20036_D7,barbara-wold:20036_D8,barbara-wold:20036_D9,barbara-wold:20037_E1,barbara-wold:20037_E10,barbara-wold:20037_E11,barbara-wold:20037_E12,barbara-wold:20037_E2,barbara-wold:20037_E3,barbara-wold:20037_E4,barbara-wold:20037_E5,barbara-wold:20037_E6,barbara-wold:20037_E7,barbara-wold:20037_E8,barbara-wold:20037_E9,barbara-wold:20038_F1,barbara-wold:20038_F10,barbara-wold:20038_F11,barbara-wold:20038_F12,barbara-wold:20038_F2,barbara-wold:20038_F3,barbara-wold:20038_F4,barbara-wold:20038_F5,barbara-wold:20038_F6,barbara-wold:20038_F7,barbara-wold:20038_F8,barbara-wold:20038_F9</text:p>
          </table:table-cell>
          <table:table-cell table:style-name="Default"/>
          <table:table-cell table:style-name="Default" office:value-type="string" calcext:value-type="string">
            <text:p>polyadenylated mRNA</text:p>
          </table:table-cell>
          <table:table-cell table:style-name="ce25" table:formula="of:=[$Biosample.F6]" office:value-type="string" office:string-value="barbara-wold:C1_e13.0_mouse_forelimb_run12_December13_2017" calcext:value-type="string">
            <text:p>barbara-wold:C1_e13.0_mouse_forelimb_run12_December13_2017</text:p>
          </table:table-cell>
          <table:table-cell table:style-name="ce25" table:number-columns-repeated="5"/>
          <table:table-cell table:style-name="ce27" table:number-columns-repeated="4"/>
          <table:table-cell table:style-name="ce25"/>
          <table:table-cell table:style-name="ce13"/>
          <table:table-cell table:style-name="ce25" office:value-type="string" calcext:value-type="string">
            <text:p>barbara-wold:profile_C1_3</text:p>
          </table:table-cell>
          <table:table-cell table:style-name="ce25"/>
          <table:table-cell table:style-name="ce27" office:value-type="string" calcext:value-type="string">
            <text:p>barbara-wold:smarter-ulta-low-pdf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Default" office:value-type="string" calcext:value-type="string">
            <text:p>[{"barcode": "ACTCGCTATCGACTAG", "plate_id": "20033", "plate_location": "A1"}, {"barcode": "CGATCAGTTCGACTAG", "plate_id": "20033", "plate_location": "A10"}, {"barcode": "TGCAGCTATCGACTAG", "plate_id": "20033", "plate_location": "A11"}, {"barcode": "TCGACGTCTCGACTAG", "plate_id": "20033", "plate_location": "A12"}, {"barcode": "GGAGCTACTCGACTAG", "plate_id": "20033", "plate_location": "A2"}, {"barcode": "GCGTAGTATCGACTAG", "plate_id": "20033", "plate_location": "A3"}, {"barcode": "CGGAGCCTTCGACTAG", "plate_id": "20033", "plate_location": "A4"}, {"barcode": "TACGCTGCTCGACTAG", "plate_id": "20033", "plate_location": "A5"}, {"barcode": "ATGCGCAGTCGACTAG", "plate_id": "20033", "plate_location": "A6"}, {"barcode": "TAGCGCTCTCGACTAG", "plate_id": "20033", "plate_location": "A7"}, {"barcode": "ACTGAGCGTCGACTAG", "plate_id": "20033", "plate_location": "A8"}, {"barcode": "CCTAAGACTCGACTAG", "plate_id": "20033", "plate_location": "A9"}, {"barcode": "ACTCGCTATTCTAGCT", "plate_id": "20034", "plate_location": "B1"}, {"barcode": "CGATCAGTTTCTAGCT", "plate_id": "20034", "plate_location": "B10"}, {"barcode": "TGCAGCTATTCTAGCT", "plate_id": "20034", "plate_location": "B11"}, {"barcode": "TCGACGTCTTCTAGCT", "plate_id": "20034", "plate_location": "B12"}, {"barcode": "GGAGCTACTTCTAGCT", "plate_id": "20034", "plate_location": "B2"}, {"barcode": "GCGTAGTATTCTAGCT", "plate_id": "20034", "plate_location": "B3"}, {"barcode": "CGGAGCCTTTCTAGCT", "plate_id": "20034", "plate_location": "B4"}, {"barcode": "TACGCTGCTTCTAGCT", "plate_id": "20034", "plate_location": "B5"}, {"barcode": "ATGCGCAGTTCTAGCT", "plate_id": "20034", "plate_location": "B6"}, {"barcode": "TAGCGCTCTTCTAGCT", "plate_id": "20034", "plate_location": "B7"}, {"barcode": "ACTGAGCGTTCTAGCT", "plate_id": "20034", "plate_location": "B8"}, {"barcode": "CCTAAGACTTCTAGCT", "plate_id": "20034", "plate_location": "B9"}, {"barcode": "ACTCGCTACCTAGAGT", "plate_id": "20035", "plate_location": "C1"}, {"barcode": "CGATCAGTCCTAGAGT", "plate_id": "20035", "plate_location": "C10"}, {"barcode": "TGCAGCTACCTAGAGT", "plate_id": "20035", "plate_location": "C11"}, {"barcode": "TCGACGTCCCTAGAGT", "plate_id": "20035", "plate_location": "C12"}, {"barcode": "GGAGCTACCCTAGAGT", "plate_id": "20035", "plate_location": "C2"}, {"barcode": "GCGTAGTACCTAGAGT", "plate_id": "20035", "plate_location": "C3"}, {"barcode": "CGGAGCCTCCTAGAGT", "plate_id": "20035", "plate_location": "C4"}, {"barcode": "TACGCTGCCCTAGAGT", "plate_id": "20035", "plate_location": "C5"}, {"barcode": "ATGCGCAGCCTAGAGT", "plate_id": "20035", "plate_location": "C6"}, {"barcode": "TAGCGCTCCCTAGAGT", "plate_id": "20035", "plate_location": "C7"}, {"barcode": "ACTGAGCGCCTAGAGT", "plate_id": "20035", "plate_location": "C8"}, {"barcode": "CCTAAGACCCTAGAGT", "plate_id": "20035", "plate_location": "C9"}, {"barcode": "ACTCGCTAGCGTAAGA", "plate_id": "20036", "plate_location": "D1"}, {"barcode": "CGATCAGTGCGTAAGA", "plate_id": "20036", "plate_location": "D10"}, {"barcode": "TGCAGCTAGCGTAAGA", "plate_id": "20036", "plate_location": "D11"}, {"barcode": "TCGACGTCGCGTAAGA", "plate_id": "20036", "plate_location": "D12"}, {"barcode": "GGAGCTACGCGTAAGA", "plate_id": "20036", "plate_location": "D2"}, {"barcode": "GCGTAGTAGCGTAAGA", "plate_id": "20036", "plate_location": "D3"}, {"barcode": "CGGAGCCTGCGTAAGA", "plate_id": "20036", "plate_location": "D4"}, {"barcode": "TACGCTGCGCGTAAGA", "plate_id": "20036", "plate_location": "D5"}, {"barcode": "ATGCGCAGGCGTAAGA", "plate_id": "20036", "plate_location": "D6"}, {"barcode": "TAGCGCTCGCGTAAGA", "plate_id": "20036", "plate_location": "D7"}, {"barcode": "ACTGAGCGGCGTAAGA", "plate_id": "20036", "plate_location": "D8"}, {"barcode": "CCTAAGACGCGTAAGA", "plate_id": "20036", "plate_location": "D9"}, {"barcode": "ACTCGCTACTATTAAG", "plate_id": "20037", "plate_location": "E1"}, {"barcode": "CGATCAGTCTATTAAG", "plate_id": "20037", "plate_location": "E10"}, {"barcode": "TGCAGCTACTATTAAG", "plate_id": "20037", "plate_location": "E11"}, {"barcode": "TCGACGTCCTATTAAG", "plate_id": "20037", "plate_location": "E12"}, {"barcode": "GGAGCTACCTATTAAG", "plate_id": "20037", "plate_location": "E2"}, {"barcode": "GCGTAGTACTATTAAG", "plate_id": "20037", "plate_location": "E3"}, {"barcode": "CGGAGCCTCTATTAAG", "plate_id": "20037", "plate_location": "E4"}, {"barcode": "TACGCTGCCTATTAAG", "plate_id": "20037", "plate_location": "E5"}, {"barcode": "ATGCGCAGCTATTAAG", "plate_id": "20037", "plate_location": "E6"}, {"barcode": "TAGCGCTCCTATTAAG", "plate_id": "20037", "plate_location": "E7"}, {"barcode": "ACTGAGCGCTATTAAG", "plate_id": "20037", "plate_location": "E8"}, {"barcode": "CCTAAGACCTATTAAG", "plate_id": "20037", "plate_location": "E9"}, {"barcode": "ACTCGCTAAAGGCTAT", "plate_id": "20038", "plate_location": "F1"}, {"barcode": "CGATCAGTAAGGCTAT", "plate_id": "20038", "plate_location": "F10"}, {"barcode": "TGCAGCTAAAGGCTAT", "plate_id": "20038", "plate_location": "F11"}, {"barcode": "TCGACGTCAAGGCTAT", "plate_id": "20038", "plate_location": "F12"}, {"barcode": "GGAGCTACAAGGCTAT", "plate_id": "20038", "plate_location": "F2"}, {"barcode": "GCGTAGTAAAGGCTAT", "plate_id": "20038", "plate_location": "F3"}, {"barcode": "CGGAGCCTAAGGCTAT", "plate_id": "20038", "plate_location": "F4"}, {"barcode": "TACGCTGCAAGGCTAT", "plate_id": "20038", "plate_location": "F5"}, {"barcode": "ATGCGCAGAAGGCTAT", "plate_id": "20038", "plate_location": "F6"}, {"barcode": "TAGCGCTCAAGGCTAT", "plate_id": "20038", "plate_location": "F7"}, {"barcode": "ACTGAGCGAAGGCTAT", "plate_id": "20038", "plate_location": "F8"}, {"barcode": "CCTAAGACAAGGCTAT", "plate_id": "20038", "plate_location": "F9"}]</text:p>
          </table:table-cell>
          <table:table-cell table:style-name="ce32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ENCLB812YXV</text:p>
          </table:table-cell>
          <table:table-cell table:style-name="Default" office:value-type="string" calcext:value-type="string">
            <text:p>barbara-wold:20039_A1,barbara-wold:20039_A10,barbara-wold:20039_A11,barbara-wold:20039_A12,barbara-wold:20039_A2,barbara-wold:20039_A3,barbara-wold:20039_A4,barbara-wold:20039_A5,barbara-wold:20039_A6,barbara-wold:20039_A7,barbara-wold:20039_A8,barbara-wold:20039_A9,barbara-wold:20040_B1,barbara-wold:20040_B10,barbara-wold:20040_B11,barbara-wold:20040_B12,barbara-wold:20040_B2,barbara-wold:20040_B3,barbara-wold:20040_B4,barbara-wold:20040_B5,barbara-wold:20040_B6,barbara-wold:20040_B7,barbara-wold:20040_B8,barbara-wold:20040_B9,barbara-wold:20041_C1,barbara-wold:20041_C10,barbara-wold:20041_C11,barbara-wold:20041_C12,barbara-wold:20041_C2,barbara-wold:20041_C3,barbara-wold:20041_C4,barbara-wold:20041_C5,barbara-wold:20041_C6,barbara-wold:20041_C7,barbara-wold:20041_C8,barbara-wold:20041_C9,barbara-wold:20042_D1,barbara-wold:20042_D10,barbara-wold:20042_D11,barbara-wold:20042_D12,barbara-wold:20042_D2,barbara-wold:20042_D3,barbara-wold:20042_D4,barbara-wold:20042_D5,barbara-wold:20042_D6,barbara-wold:20042_D7,barbara-wold:20042_D8,barbara-wold:20042_D9,barbara-wold:20043_E1,barbara-wold:20043_E2,barbara-wold:20043_E3,barbara-wold:20043_E4,barbara-wold:20043_E5</text:p>
          </table:table-cell>
          <table:table-cell table:style-name="Default"/>
          <table:table-cell table:style-name="Default" office:value-type="string" calcext:value-type="string">
            <text:p>polyadenylated mRNA</text:p>
          </table:table-cell>
          <table:table-cell table:style-name="ce25" table:formula="of:=[$Biosample.F7]" office:value-type="string" office:string-value="barbara-wold:C1_e14.0_mouse_forelimb_run13_December14_2017" calcext:value-type="string">
            <text:p>barbara-wold:C1_e14.0_mouse_forelimb_run13_December14_2017</text:p>
          </table:table-cell>
          <table:table-cell table:style-name="ce25" table:number-columns-repeated="5"/>
          <table:table-cell table:style-name="ce27" table:number-columns-repeated="4"/>
          <table:table-cell table:style-name="ce25"/>
          <table:table-cell table:style-name="ce13"/>
          <table:table-cell table:style-name="ce25" office:value-type="string" calcext:value-type="string">
            <text:p>barbara-wold:profile_C1_3</text:p>
          </table:table-cell>
          <table:table-cell table:style-name="ce25"/>
          <table:table-cell table:style-name="ce27" office:value-type="string" calcext:value-type="string">
            <text:p>barbara-wold:smarter-ulta-low-pdf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Default" office:value-type="string" calcext:value-type="string">
            <text:p>[{"barcode": "TAAGGCGACTCTCTAT", "plate_id": "20039", "plate_location": "A1"}, {"barcode": "GTAGAGGACTCTCTAT", "plate_id": "20039", "plate_location": "A10"}, {"barcode": "GCTCATGACTCTCTAT", "plate_id": "20039", "plate_location": "A11"}, {"barcode": "ATCTCAGGCTCTCTAT", "plate_id": "20039", "plate_location": "A12"}, {"barcode": "CGTACTAGCTCTCTAT", "plate_id": "20039", "plate_location": "A2"}, {"barcode": "AGGCAGAACTCTCTAT", "plate_id": "20039", "plate_location": "A3"}, {"barcode": "TCCTGAGCCTCTCTAT", "plate_id": "20039", "plate_location": "A4"}, {"barcode": "GGACTCCTCTCTCTAT", "plate_id": "20039", "plate_location": "A5"}, {"barcode": "TAGGCATGCTCTCTAT", "plate_id": "20039", "plate_location": "A6"}, {"barcode": "CTCTCTACCTCTCTAT", "plate_id": "20039", "plate_location": "A7"}, {"barcode": "CGAGGCTGCTCTCTAT", "plate_id": "20039", "plate_location": "A8"}, {"barcode": "AAGAGGCACTCTCTAT", "plate_id": "20039", "plate_location": "A9"}, {"barcode": "TAAGGCGATATCCTCT", "plate_id": "20040", "plate_location": "B1"}, {"barcode": "GTAGAGGATATCCTCT", "plate_id": "20040", "plate_location": "B10"}, {"barcode": "GCTCATGATATCCTCT", "plate_id": "20040", "plate_location": "B11"}, {"barcode": "ATCTCAGGTATCCTCT", "plate_id": "20040", "plate_location": "B12"}, {"barcode": "CGTACTAGTATCCTCT", "plate_id": "20040", "plate_location": "B2"}, {"barcode": "AGGCAGAATATCCTCT", "plate_id": "20040", "plate_location": "B3"}, {"barcode": "TNCTGAGCTNTCCTCT", "plate_id": "20040", "plate_location": "B4"}, {"barcode": "GGACTCCTTATCCTCT", "plate_id": "20040", "plate_location": "B5"}, {"barcode": "TAGGCATGTATCCTCT", "plate_id": "20040", "plate_location": "B6"}, {"barcode": "CTCTCTACTATCCTCT", "plate_id": "20040", "plate_location": "B7"}, {"barcode": "CGAGGCTGTATCCTCT", "plate_id": "20040", "plate_location": "B8"}, {"barcode": "AAGAGGCATATCCTCT", "plate_id": "20040", "plate_location": "B9"}, {"barcode": "TAAGGCGAGTAAGGAG", "plate_id": "20041", "plate_location": "C1"}, {"barcode": "GTAGAGGAGTAAGGAG", "plate_id": "20041", "plate_location": "C10"}, {"barcode": "GCTCATGAGTAAGGAG", "plate_id": "20041", "plate_location": "C11"}, {"barcode": "ATCTCAGGGTAAGGAG", "plate_id": "20041", "plate_location": "C12"}, {"barcode": "CGTACTAGGTAAGGAG", "plate_id": "20041", "plate_location": "C2"}, {"barcode": "AGGCAGAAGTAAGGAG", "plate_id": "20041", "plate_location": "C3"}, {"barcode": "TNCTGAGCGNAAGGAG", "plate_id": "20041", "plate_location": "C4"}, {"barcode": "GGACTCCTGTAAGGAG", "plate_id": "20041", "plate_location": "C5"}, {"barcode": "TAGGCATGGTAAGGAG", "plate_id": "20041", "plate_location": "C6"}, {"barcode": "CTCTCTACGTAAGGAG", "plate_id": "20041", "plate_location": "C7"}, {"barcode": "CGAGGCTGGTAAGGAG", "plate_id": "20041", "plate_location": "C8"}, {"barcode": "AAGAGGCAGTAAGGAG", "plate_id": "20041", "plate_location": "C9"}, {"barcode": "TAAGGCGAACTGCATA", "plate_id": "20042", "plate_location": "D1"}, {"barcode": "GNAGAGGAANTGCATA", "plate_id": "20042", "plate_location": "D10"}, {"barcode": "GCTCATGAACTGCATA", "plate_id": "20042", "plate_location": "D11"}, {"barcode": "ATCTCAGGACTGCATA", "plate_id": "20042", "plate_location": "D12"}, {"barcode": "CGTACTAGACTGCATA", "plate_id": "20042", "plate_location": "D2"}, {"barcode": "AGGCAGAAACTGCATA", "plate_id": "20042", "plate_location": "D3"}, {"barcode": "TCCTGAGCACTGCATA", "plate_id": "20042", "plate_location": "D4"}, {"barcode": "GGACTCCTACTGCATA", "plate_id": "20042", "plate_location": "D5"}, {"barcode": "TAGGCATGACTGCATA", "plate_id": "20042", "plate_location": "D6"}, {"barcode": "CTCTCTACACTGCATA", "plate_id": "20042", "plate_location": "D7"}, {"barcode": "CGAGGCTGACTGCATA", "plate_id": "20042", "plate_location": "D8"}, {"barcode": "ANGAGGCAACTGCATA", "plate_id": "20042", "plate_location": "D9"}, {"barcode": "TNAGGCGAANGGAGTA", "plate_id": "20043", "plate_location": "E1"}, {"barcode": "CNTACTAGANGGAGTA", "plate_id": "20043", "plate_location": "E2"}, {"barcode": "AGTCAGAAAAGGAGTA", "plate_id": "20043", "plate_location": "E3"}, {"barcode": "TCCTGAGCAAGGAGTA", "plate_id": "20043", "plate_location": "E4"}, {"barcode": "GGACTCCTAAGGAGTA", "plate_id": "20043", "plate_location": "E5"}]</text:p>
          </table:table-cell>
          <table:table-cell table:style-name="ce32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ENCLB673LNA</text:p>
          </table:table-cell>
          <table:table-cell table:style-name="Default" office:value-type="string" calcext:value-type="string">
            <text:p>barbara-wold:19915_B10,barbara-wold:19915_B11,barbara-wold:19915_B12,barbara-wold:19915_B3,barbara-wold:19915_B4,barbara-wold:19915_B6,barbara-wold:19915_B7,barbara-wold:19915_B8,barbara-wold:19915_B9,barbara-wold:19916_C10,barbara-wold:19916_C11,barbara-wold:19916_C12,barbara-wold:19916_C2,barbara-wold:19916_C3,barbara-wold:19916_C4,barbara-wold:19916_C5,barbara-wold:19916_C6,barbara-wold:19916_C7,barbara-wold:19916_C8,barbara-wold:19916_C9,barbara-wold:19917_D1,barbara-wold:19917_D2,barbara-wold:19917_D3,barbara-wold:19917_D4,barbara-wold:19917_D5,barbara-wold:19917_D6,barbara-wold:19917_D7</text:p>
          </table:table-cell>
          <table:table-cell table:style-name="Default"/>
          <table:table-cell table:style-name="Default" office:value-type="string" calcext:value-type="string">
            <text:p>polyadenylated mRNA</text:p>
          </table:table-cell>
          <table:table-cell table:style-name="ce25" table:formula="of:=[$Biosample.F8]" office:value-type="string" office:string-value="barbara-wold:C1_e14.5_mouse_forelimb_run17_January16_2018" calcext:value-type="string">
            <text:p>barbara-wold:C1_e14.5_mouse_forelimb_run17_January16_2018</text:p>
          </table:table-cell>
          <table:table-cell table:style-name="ce25" table:number-columns-repeated="5"/>
          <table:table-cell table:style-name="ce27" table:number-columns-repeated="4"/>
          <table:table-cell table:style-name="ce25"/>
          <table:table-cell table:style-name="ce13"/>
          <table:table-cell table:style-name="ce25" office:value-type="string" calcext:value-type="string">
            <text:p>barbara-wold:profile_C1_3</text:p>
          </table:table-cell>
          <table:table-cell table:style-name="ce25"/>
          <table:table-cell table:style-name="ce27" office:value-type="string" calcext:value-type="string">
            <text:p>barbara-wold:smarter-ulta-low-pdf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Default" office:value-type="string" calcext:value-type="string">
            <text:p>[{"barcode": "CGATCAGTTTCTAGCT", "plate_id": "19915", "plate_location": "B10"}, {"barcode": "TGCAGCTATTCTAGCT", "plate_id": "19915", "plate_location": "B11"}, {"barcode": "TCGACGTCTTCTAGCT", "plate_id": "19915", "plate_location": "B12"}, {"barcode": "GCGTAGTATTCTAGCT", "plate_id": "19915", "plate_location": "B3"}, {"barcode": "CGGAGCCTTTCTAGCT", "plate_id": "19915", "plate_location": "B4"}, {"barcode": "ATGCGCAGTTCTAGCT", "plate_id": "19915", "plate_location": "B6"}, {"barcode": "TAGCGCTCTTCTAGCT", "plate_id": "19915", "plate_location": "B7"}, {"barcode": "ACTGAGCGTTCTAGCT", "plate_id": "19915", "plate_location": "B8"}, {"barcode": "CCTAAGACTTCTAGCT", "plate_id": "19915", "plate_location": "B9"}, {"barcode": "CGATCAGTCCTAGAGT", "plate_id": "19916", "plate_location": "C10"}, {"barcode": "TGCAGCTACCTAGAGT", "plate_id": "19916", "plate_location": "C11"}, {"barcode": "TCGACGTCCCTAGAGT", "plate_id": "19916", "plate_location": "C12"}, {"barcode": "GGAGCTACCCTAGAGT", "plate_id": "19916", "plate_location": "C2"}, {"barcode": "GCGTAGTACCTAGAGT", "plate_id": "19916", "plate_location": "C3"}, {"barcode": "CGGAGCCTCCTAGAGT", "plate_id": "19916", "plate_location": "C4"}, {"barcode": "TACGCTGCCCTAGANT", "plate_id": "19916", "plate_location": "C5"}, {"barcode": "ATGCGCAGCCTAGAGT", "plate_id": "19916", "plate_location": "C6"}, {"barcode": "TAGCGCTCCCTAGAGT", "plate_id": "19916", "plate_location": "C7"}, {"barcode": "ACTGAGCGCCTAGAGT", "plate_id": "19916", "plate_location": "C8"}, {"barcode": "CCTAAGACCCTAGAGT", "plate_id": "19916", "plate_location": "C9"}, {"barcode": "ACTCGCTAGCGTAAGA", "plate_id": "19917", "plate_location": "D1"}, {"barcode": "GGAGCTACGCGTAAGA", "plate_id": "19917", "plate_location": "D2"}, {"barcode": "GCGTAGTAGCGTAAGA", "plate_id": "19917", "plate_location": "D3"}, {"barcode": "CGGAGCCTGCGTAAGA", "plate_id": "19917", "plate_location": "D4"}, {"barcode": "TACGCTGCGCGTAAGA", "plate_id": "19917", "plate_location": "D5"}, {"barcode": "TTGCGCAGCCGTAAGA", "plate_id": "19917", "plate_location": "D6"}, {"barcode": "TAGCGCTCGCGTAAGA", "plate_id": "19917", "plate_location": "D7"}]</text:p>
          </table:table-cell>
          <table:table-cell table:style-name="ce32" table:number-columns-repeated="4"/>
          <table:table-cell table:number-columns-repeated="998"/>
        </table:table-row>
        <table:table-row table:style-name="ro2">
          <table:table-cell table:style-name="Default" office:value-type="string" calcext:value-type="string">
            <text:p>ENCLB736JSQ</text:p>
          </table:table-cell>
          <table:table-cell table:style-name="Default" office:value-type="string" calcext:value-type="string">
            <text:p>barbara-wold:20044_A1,barbara-wold:20044_A10,barbara-wold:20044_A11,barbara-wold:20044_A12,barbara-wold:20044_A2,barbara-wold:20044_A3,barbara-wold:20044_A4,barbara-wold:20044_A5,barbara-wold:20044_A6,barbara-wold:20044_A9,barbara-wold:20045_B1,barbara-wold:20045_B10,barbara-wold:20045_B11,barbara-wold:20045_B12,barbara-wold:20045_B2,barbara-wold:20045_B3,barbara-wold:20045_B4,barbara-wold:20045_B5,barbara-wold:20045_B6,barbara-wold:20045_B9,barbara-wold:20046_C1,barbara-wold:20046_C10,barbara-wold:20046_C11,barbara-wold:20046_C12,barbara-wold:20046_C2,barbara-wold:20046_C3,barbara-wold:20046_C4,barbara-wold:20046_C5,barbara-wold:20046_C6,barbara-wold:20046_C9,barbara-wold:20047_D1,barbara-wold:20047_D10,barbara-wold:20047_D11,barbara-wold:20047_D12,barbara-wold:20047_D2,barbara-wold:20047_D3,barbara-wold:20047_D4,barbara-wold:20047_D5,barbara-wold:20047_D6,barbara-wold:20047_D9,barbara-wold:20048_E1,barbara-wold:20048_E10,barbara-wold:20048_E11,barbara-wold:20048_E12,barbara-wold:20048_E2,barbara-wold:20048_E3,barbara-wold:20048_E4,barbara-wold:20048_E5,barbara-wold:20048_E6,barbara-wold:20048_E9,barbara-wold:20049_F1,barbara-wold:20049_F2,barbara-wold:20049_F3,barbara-wold:20049_F4,barbara-wold:20049_F5,barbara-wold:20049_F6,barbara-wold:20049_F7,barbara-wold:20049_F8</text:p>
          </table:table-cell>
          <table:table-cell table:style-name="Default"/>
          <table:table-cell table:style-name="Default" office:value-type="string" calcext:value-type="string">
            <text:p>polyadenylated mRNA</text:p>
          </table:table-cell>
          <table:table-cell table:style-name="ce25" table:formula="of:=[$Biosample.F9]" office:value-type="string" office:string-value="barbara-wold:C1_e15.5_mouse_forelimb_run14_December15_2017" calcext:value-type="string">
            <text:p>barbara-wold:C1_e15.5_mouse_forelimb_run14_December15_2017</text:p>
          </table:table-cell>
          <table:table-cell table:style-name="ce25" table:number-columns-repeated="5"/>
          <table:table-cell table:style-name="ce27" table:number-columns-repeated="4"/>
          <table:table-cell table:style-name="ce25"/>
          <table:table-cell table:style-name="ce13"/>
          <table:table-cell table:style-name="ce25" office:value-type="string" calcext:value-type="string">
            <text:p>barbara-wold:profile_C1_3</text:p>
          </table:table-cell>
          <table:table-cell table:style-name="ce25"/>
          <table:table-cell table:style-name="ce27" office:value-type="string" calcext:value-type="string">
            <text:p>barbara-wold:smarter-ulta-low-pdf</text:p>
          </table:table-cell>
          <table:table-cell table:style-name="ce25" office:value-type="string" calcext:value-type="string">
            <text:p>barbara-wold</text:p>
          </table:table-cell>
          <table:table-cell table:style-name="ce25" office:value-type="string" calcext:value-type="string">
            <text:p>UM1HG009443</text:p>
          </table:table-cell>
          <table:table-cell table:style-name="Default" office:value-type="string" calcext:value-type="string">
            <text:p>[{"barcode": "ACTCGCTATCGACTAG", "plate_id": "20044", "plate_location": "A1"}, {"barcode": "CGATCAGTTCGACTAG", "plate_id": "20044", "plate_location": "A10"}, {"barcode": "TGCAGCTATCGACTAG", "plate_id": "20044", "plate_location": "A11"}, {"barcode": "TCGACGTCTCGACTAG", "plate_id": "20044", "plate_location": "A12"}, {"barcode": "GGAGCTACTCGACTAG", "plate_id": "20044", "plate_location": "A2"}, {"barcode": "GCGTAGTATCGACTAG", "plate_id": "20044", "plate_location": "A3"}, {"barcode": "CGGAGCCTTCGACTAG", "plate_id": "20044", "plate_location": "A4"}, {"barcode": "TACGCTGCTCGACTAG", "plate_id": "20044", "plate_location": "A5"}, {"barcode": "ATGCGCAGTCGACTAG", "plate_id": "20044", "plate_location": "A6"}, {"barcode": "CCTAAGACTCGACTAG", "plate_id": "20044", "plate_location": "A9"}, {"barcode": "ACTCGCTATTCTAGCT", "plate_id": "20045", "plate_location": "B1"}, {"barcode": "CGATCAGTTTCTAGCT", "plate_id": "20045", "plate_location": "B10"}, {"barcode": "TGCAGCTATTCTAGCT", "plate_id": "20045", "plate_location": "B11"}, {"barcode": "TCGACGTCTTCTAGCT", "plate_id": "20045", "plate_location": "B12"}, {"barcode": "GGAGCTACTTCTAGCT", "plate_id": "20045", "plate_location": "B2"}, {"barcode": "GCGTAGTATTCTAGCT", "plate_id": "20045", "plate_location": "B3"}, {"barcode": "CGGAGCCTTTCTAGCT", "plate_id": "20045", "plate_location": "B4"}, {"barcode": "TACGCTGCTTCTAGCT", "plate_id": "20045", "plate_location": "B5"}, {"barcode": "ATGCGCAGTTCTAGCT", "plate_id": "20045", "plate_location": "B6"}, {"barcode": "CCTAAGACTTCTAGCT", "plate_id": "20045", "plate_location": "B9"}, {"barcode": "ACTCGCTACCTAGAGT", "plate_id": "20046", "plate_location": "C1"}, {"barcode": "CGATCAGTCCTAGAGT", "plate_id": "20046", "plate_location": "C10"}, {"barcode": "TGCAGCTACCTAGAGT", "plate_id": "20046", "plate_location": "C11"}, {"barcode": "TCGACGTCCCTAGAGT", "plate_id": "20046", "plate_location": "C12"}, {"barcode": "GGAGCTACCCTAGAGT", "plate_id": "20046", "plate_location": "C2"}, {"barcode": "GCGTAGTACCTAGAGT", "plate_id": "20046", "plate_location": "C3"}, {"barcode": "CGGAGCCTCCTAGAGT", "plate_id": "20046", "plate_location": "C4"}, {"barcode": "TACGCTGCCCTAGAGT", "plate_id": "20046", "plate_location": "C5"}, {"barcode": "ATGCGCAGCCTAGAGT", "plate_id": "20046", "plate_location": "C6"}, {"barcode": "CCTAAGACCCTAGAGT", "plate_id": "20046", "plate_location": "C9"}, {"barcode": "ACTCGCTAGCGTAAGA", "plate_id": "20047", "plate_location": "D1"}, {"barcode": "CGATCAGTGCGTAAGA", "plate_id": "20047", "plate_location": "D10"}, {"barcode": "TGCAGCTAGCGTAAGA", "plate_id": "20047", "plate_location": "D11"}, {"barcode": "TCGACGTCGCGTAAGA", "plate_id": "20047", "plate_location": "D12"}, {"barcode": "GGAGCTACGCGTAAGA", "plate_id": "20047", "plate_location": "D2"}, {"barcode": "GCGTAGTAGCGTAAGA", "plate_id": "20047", "plate_location": "D3"}, {"barcode": "CGGAGCCTGCGTAAGA", "plate_id": "20047", "plate_location": "D4"}, {"barcode": "TACGCTGCGCGTAAGA", "plate_id": "20047", "plate_location": "D5"}, {"barcode": "ATGCGCAGGCGTAAGA", "plate_id": "20047", "plate_location": "D6"}, {"barcode": "CCTAAGACGCGTAAGA", "plate_id": "20047", "plate_location": "D9"}, {"barcode": "ACTCGCTACTATTAAG", "plate_id": "20048", "plate_location": "E1"}, {"barcode": "CGATCAGTCTATTAAG", "plate_id": "20048", "plate_location": "E10"}, {"barcode": "TGCAGCTACTATTAAG", "plate_id": "20048", "plate_location": "E11"}, {"barcode": "TCGACGTCCTATTAAG", "plate_id": "20048", "plate_location": "E12"}, {"barcode": "GGAGCTACCTATTAAG", "plate_id": "20048", "plate_location": "E2"}, {"barcode": "GCGTAGTACTATTAAG", "plate_id": "20048", "plate_location": "E3"}, {"barcode": "CGGAGCCTCTATTAAG", "plate_id": "20048", "plate_location": "E4"}, {"barcode": "TACGCTGCCTATTAAG", "plate_id": "20048", "plate_location": "E5"}, {"barcode": "ATGCGCAGCTATTAAG", "plate_id": "20048", "plate_location": "E6"}, {"barcode": "CCTAAGACCTATTAAG", "plate_id": "20048", "plate_location": "E9"}, {"barcode": "ACTCGCTAAAGGCTAT", "plate_id": "20049", "plate_location": "F1"}, {"barcode": "GGAGCTACAAGGCTAT", "plate_id": "20049", "plate_location": "F2"}, {"barcode": "GCGTAGTAAAGGCTAT", "plate_id": "20049", "plate_location": "F3"}, {"barcode": "CGGAGCCTAAGGCTAT", "plate_id": "20049", "plate_location": "F4"}, {"barcode": "TACGCTGCAAGGCTAT", "plate_id": "20049", "plate_location": "F5"}, {"barcode": "ATGCGCAGAAGGCTAT", "plate_id": "20049", "plate_location": "F6"}, {"barcode": "TAGCGCTCAAGGCTAT", "plate_id": "20049", "plate_location": "F7"}, {"barcode": "ACTGAGCGAAGGCTAT", "plate_id": "20049", "plate_location": "F8"}]</text:p>
          </table:table-cell>
          <table:table-cell table:style-name="ce32" table:number-columns-repeated="4"/>
          <table:table-cell table:number-columns-repeated="99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plicate" table:style-name="ta4" table:print="false">
        <office:forms form:automatic-focus="false" form:apply-design-mode="false"/>
        <table:table-column table:style-name="co45" table:default-cell-style-name="ce35"/>
        <table:table-column table:style-name="co46" table:default-cell-style-name="ce31"/>
        <table:table-column table:style-name="co47" table:default-cell-style-name="ce35"/>
        <table:table-column table:style-name="co48" table:default-cell-style-name="ce35"/>
        <table:table-column table:style-name="co49" table:default-cell-style-name="ce35"/>
        <table:table-column table:style-name="co50" table:default-cell-style-name="ce39"/>
        <table:table-column table:style-name="co51" table:default-cell-style-name="ce39"/>
        <table:table-column table:style-name="co52" table:default-cell-style-name="ce40"/>
        <table:table-column table:style-name="co14" table:number-columns-repeated="1014" table:default-cell-style-name="ce39"/>
        <table:table-column table:style-name="co14" table:number-columns-repeated="2" table:default-cell-style-name="Default"/>
        <table:table-row table:style-name="ro2">
          <table:table-cell table:style-name="ce37" office:value-type="string" calcext:value-type="string">
            <text:p>uuid</text:p>
          </table:table-cell>
          <table:table-cell table:style-name="ce37" office:value-type="string" calcext:value-type="string">
            <text:p>experiment</text:p>
          </table:table-cell>
          <table:table-cell table:style-name="ce37" office:value-type="string" calcext:value-type="string">
            <text:p>biological_replicate_number:integer</text:p>
          </table:table-cell>
          <table:table-cell table:style-name="ce37" office:value-type="string" calcext:value-type="string">
            <text:p>technical_replicate_number:integer</text:p>
          </table:table-cell>
          <table:table-cell table:style-name="ce37" office:value-type="string" calcext:value-type="string">
            <text:p>library</text:p>
          </table:table-cell>
          <table:table-cell table:style-name="ce38" table:number-columns-repeated="15"/>
          <table:table-cell table:style-name="ce25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43cee703-3165-4191-97c2-cfa014c9687a</text:p>
          </table:table-cell>
          <table:table-cell table:style-name="ce24" table:formula="of:=[$Experiment.H2]" office:value-type="string" office:string-value="barbara-wold:c1_e10.5_mouse_limb_run15" calcext:value-type="string">
            <text:p>barbara-wold:c1_e10.5_mouse_limb_run1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25" office:value-type="string" calcext:value-type="string">
            <text:p>barbara-wold:19912_G10</text:p>
          </table:table-cell>
          <table:table-cell table:style-name="ce38" table:number-columns-repeated="15"/>
          <table:table-cell table:style-name="ce25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5e83d1a3-9c3e-4dfb-9c9e-956170c66ffe</text:p>
          </table:table-cell>
          <table:table-cell table:style-name="ce24" table:formula="of:=[$Experiment.H3]" office:value-type="string" office:string-value="barbara-wold:c1_e11.0_mouse_limb_run16" calcext:value-type="string">
            <text:p>barbara-wold:c1_e11.0_mouse_limb_run1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25" office:value-type="string" calcext:value-type="string">
            <text:p>barbara-wold:19914_A1</text:p>
          </table:table-cell>
          <table:table-cell table:style-name="ce38" table:number-columns-repeated="15"/>
          <table:table-cell table:style-name="ce25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c9879642-69e5-4bf3-b5f1-8eb2e6490666</text:p>
          </table:table-cell>
          <table:table-cell table:style-name="ce24" table:formula="of:=[$Experiment.H4]" office:value-type="string" office:string-value="barbara-wold:c1_e11.5_mouse_limb_run10" calcext:value-type="string">
            <text:p>barbara-wold:c1_e11.5_mouse_limb_run1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25" office:value-type="string" calcext:value-type="string">
            <text:p>barbara-wold:19906_A1</text:p>
          </table:table-cell>
          <table:table-cell table:style-name="ce38" table:number-columns-repeated="15"/>
          <table:table-cell table:style-name="ce25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367e01d8-dd3f-415b-b171-00a899d18bf9</text:p>
          </table:table-cell>
          <table:table-cell table:style-name="ce24" table:formula="of:=[$Experiment.H5]" office:value-type="string" office:string-value="barbara-wold:c1_e12.0_mouse_limb_run11" calcext:value-type="string">
            <text:p>barbara-wold:c1_e12.0_mouse_limb_run1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25" office:value-type="string" calcext:value-type="string">
            <text:p>barbara-wold:20026_A1</text:p>
          </table:table-cell>
          <table:table-cell table:style-name="ce38" table:number-columns-repeated="15"/>
          <table:table-cell table:style-name="ce25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abb16ad5-4118-44b4-b7e3-4dfe470b0949</text:p>
          </table:table-cell>
          <table:table-cell table:style-name="ce24" table:formula="of:=[$Experiment.H6]" office:value-type="string" office:string-value="barbara-wold:c1_e13.0_mouse_limb_run12" calcext:value-type="string">
            <text:p>barbara-wold:c1_e13.0_mouse_limb_run1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25" office:value-type="string" calcext:value-type="string">
            <text:p>barbara-wold:20033_A1</text:p>
          </table:table-cell>
          <table:table-cell table:style-name="ce38" table:number-columns-repeated="15"/>
          <table:table-cell table:style-name="ce25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3ed004eb-75da-4262-aaa9-a44aa38207ff</text:p>
          </table:table-cell>
          <table:table-cell table:style-name="ce24" table:formula="of:=[$Experiment.H7]" office:value-type="string" office:string-value="barbara-wold:c1_e14.0_mouse_limb_run13" calcext:value-type="string">
            <text:p>barbara-wold:c1_e14.0_mouse_limb_run1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25" office:value-type="string" calcext:value-type="string">
            <text:p>barbara-wold:20039_A1</text:p>
          </table:table-cell>
          <table:table-cell table:style-name="ce38" table:number-columns-repeated="15"/>
          <table:table-cell table:style-name="ce25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400e3a39-d83a-4888-b318-83dfd5ba251e</text:p>
          </table:table-cell>
          <table:table-cell table:style-name="ce24" table:formula="of:=[$Experiment.H8]" office:value-type="string" office:string-value="barbara-wold:c1_e14.5_mouse_limb_run17" calcext:value-type="string">
            <text:p>barbara-wold:c1_e14.5_mouse_limb_run1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25" office:value-type="string" calcext:value-type="string">
            <text:p>barbara-wold:19915_B10</text:p>
          </table:table-cell>
          <table:table-cell table:style-name="ce38" table:number-columns-repeated="15"/>
          <table:table-cell table:style-name="ce25" table:number-columns-repeated="1002"/>
          <table:table-cell table:number-columns-repeated="2"/>
        </table:table-row>
        <table:table-row table:style-name="ro2">
          <table:table-cell table:style-name="Default" office:value-type="string" calcext:value-type="string">
            <text:p>ee8fc530-dc67-43cd-baa8-9d19fcbd2261</text:p>
          </table:table-cell>
          <table:table-cell table:style-name="ce24" table:formula="of:=[$Experiment.H9]" office:value-type="string" office:string-value="barbara-wold:c1_e15.5_mouse_limb_run14" calcext:value-type="string">
            <text:p>barbara-wold:c1_e15.5_mouse_limb_run1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25" office:value-type="string" calcext:value-type="string">
            <text:p>barbara-wold:20044_A1</text:p>
          </table:table-cell>
          <table:table-cell table:style-name="ce38" table:number-columns-repeated="15"/>
          <table:table-cell table:style-name="ce25" table:number-columns-repeated="1002"/>
          <table:table-cell table:number-columns-repeated="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le" table:style-name="ta5">
        <office:forms form:automatic-focus="false" form:apply-design-mode="false"/>
        <table:table-column table:style-name="co5" table:number-columns-repeated="11" table:default-cell-style-name="Default"/>
        <table:table-row table:style-name="ro2">
          <table:table-cell office:value-type="string" calcext:value-type="string">
            <text:p>uuid</text:p>
          </table:table-cell>
          <table:table-cell office:value-type="string" calcext:value-type="string">
            <text:p>file_accession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submitted_file_name</text:p>
          </table:table-cell>
          <table:table-cell office:value-type="string" calcext:value-type="string">
            <text:p>file_format</text:p>
          </table:table-cell>
          <table:table-cell office:value-type="string" calcext:value-type="string">
            <text:p>output_type</text:p>
          </table:table-cell>
          <table:table-cell office:value-type="string" calcext:value-type="string">
            <text:p>run_type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awar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CSR134JVO</text:p>
          </table:table-cell>
          <table:table-cell office:value-type="string" calcext:value-type="string">
            <text:p>43cee703-3165-4191-97c2-cfa014c9687a</text:p>
          </table:table-cell>
          <table:table-cell office:value-type="string" calcext:value-type="string">
            <text:p>ENCLB142PSQ/C1_mouse_e10.5_forelimb_run15_January13AM_2018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CSR160DGP</text:p>
          </table:table-cell>
          <table:table-cell office:value-type="string" calcext:value-type="string">
            <text:p>5e83d1a3-9c3e-4dfb-9c9e-956170c66ffe</text:p>
          </table:table-cell>
          <table:table-cell office:value-type="string" calcext:value-type="string">
            <text:p>ENCLB137HIJ/C1_mouse_e11.0_forelimb_run16_January13PM_2018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CSR220RKA</text:p>
          </table:table-cell>
          <table:table-cell office:value-type="string" calcext:value-type="string">
            <text:p>c9879642-69e5-4bf3-b5f1-8eb2e6490666</text:p>
          </table:table-cell>
          <table:table-cell office:value-type="string" calcext:value-type="string">
            <text:p>ENCLB588VQM/C1_mouse_e11.5_forelimb_run10_December11_2017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CSR716HQB</text:p>
          </table:table-cell>
          <table:table-cell office:value-type="string" calcext:value-type="string">
            <text:p>367e01d8-dd3f-415b-b171-00a899d18bf9</text:p>
          </table:table-cell>
          <table:table-cell office:value-type="string" calcext:value-type="string">
            <text:p>ENCLB685FNO/C1_mouse_e12.0_forelimb_run11_December12_2017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CSR182WHH</text:p>
          </table:table-cell>
          <table:table-cell office:value-type="string" calcext:value-type="string">
            <text:p>abb16ad5-4118-44b4-b7e3-4dfe470b0949</text:p>
          </table:table-cell>
          <table:table-cell office:value-type="string" calcext:value-type="string">
            <text:p>ENCLB573UWE/C1_mouse_e13.0_forelimb_run12_December13_2017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CSR938RJZ</text:p>
          </table:table-cell>
          <table:table-cell office:value-type="string" calcext:value-type="string">
            <text:p>3ed004eb-75da-4262-aaa9-a44aa38207ff</text:p>
          </table:table-cell>
          <table:table-cell office:value-type="string" calcext:value-type="string">
            <text:p>ENCLB812YXV/C1_mouse_e14.0_forelimb_run13_December14_2017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CSR546KIB</text:p>
          </table:table-cell>
          <table:table-cell office:value-type="string" calcext:value-type="string">
            <text:p>400e3a39-d83a-4888-b318-83dfd5ba251e</text:p>
          </table:table-cell>
          <table:table-cell office:value-type="string" calcext:value-type="string">
            <text:p>ENCLB673LNA/C1_mouse_e14.5_forelimb_run17_January16_2018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CSR430OIC</text:p>
          </table:table-cell>
          <table:table-cell office:value-type="string" calcext:value-type="string">
            <text:p>ee8fc530-dc67-43cd-baa8-9d19fcbd2261</text:p>
          </table:table-cell>
          <table:table-cell office:value-type="string" calcext:value-type="string">
            <text:p>ENCLB736JSQ/C1_mouse_e15.5_forelimb_run14_December15_2017.fastq.gz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single-ended</text:p>
          </table:table-cell>
          <table:table-cell office:value-type="string" calcext:value-type="string">
            <text:p>encode:HiSeq2500</text:p>
          </table:table-cell>
          <table:table-cell office:value-type="string" calcext:value-type="string">
            <text:p>barbara-wold</text:p>
          </table:table-cell>
          <table:table-cell office:value-type="string" calcext:value-type="string">
            <text:p>UM1HG009443</text:p>
          </table:table-cell>
        </table:table-row>
        <table:table-row table:style-name="ro2" table:number-rows-repeated="104856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'file:///home/diane/woldlab/ENCODE/Metadata_Y2Q1_submission_for_Diane_April25_2018.ods'#Sheet1" table:print="false" table:style-name="ta_extref">
        <table:table-source xlink:type="simple" xlink:href="../Metadata_Y2Q1_submission_for_Diane_April25_2018.ods" table:table-name="Sheet1" table:filter-name="calc8" table:mode="copy-results-only"/>
        <table:table-column table:number-columns-repeated="12"/>
        <table:table-row>
          <table:table-cell table:number-columns-repeated="5"/>
          <table:table-cell table:style-name="ce1" office:value-type="string">
            <text:p>experiment_description</text:p>
          </table:table-cell>
        </table:table-row>
        <table:table-row>
          <table:table-cell table:number-columns-repeated="2"/>
          <table:table-cell table:style-name="ce1" office:value-type="string">
            <text:p>19906_A1</text:p>
          </table:table-cell>
          <table:table-cell table:number-columns-repeated="2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  <table:table-cell table:style-name="ce1" office:value-type="string">
            <text:p>e11.5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1.5_mouse_forelimb_run10_December11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0">
            <text:p>43080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0.5_AM_run_mouse_forelimb_run15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1.0_PM_run_mouse_forelimb_run16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1.0_PM_run_mouse_forelimb_run16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1.0_PM_run_mouse_forelimb_run16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1.0_PM_run_mouse_forelimb_run16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1.0_PM_run_mouse_forelimb_run16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1.0_PM_run_mouse_forelimb_run16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1.0_PM_run_mouse_forelimb_run16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1.0_PM_run_mouse_forelimb_run16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1.0_PM_run_mouse_forelimb_run16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1.0_PM_run_mouse_forelimb_run16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1.0_PM_run_mouse_forelimb_run16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1.0_PM_run_mouse_forelimb_run16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1.0_PM_run_mouse_forelimb_run16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1.0_PM_run_mouse_forelimb_run16_January13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3">
            <text:p>43113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4.5_mouse_forelimb_run17_January16_2018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116">
            <text:p>43116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2.0_mouse_forelimb_run11_December12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1">
            <text:p>43081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3.0_mouse_forelimb_run12_December13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2">
            <text:p>43082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4.0_mouse_forelimb_run13_December14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3">
            <text:p>43083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  <table:table-row>
          <table:table-cell table:number-columns-repeated="5"/>
          <table:table-cell table:style-name="ce1" office:value-type="string">
            <text:p>C1_e15.5_mouse_forelimb_run14_December15_2017</text:p>
          </table:table-cell>
          <table:table-cell table:number-columns-repeated="2"/>
          <table:table-cell table:style-name="ce1" office:value-type="string">
            <text:p>C57BL/6J</text:p>
          </table:table-cell>
          <table:table-cell table:style-name="ce1" office:value-type="float" office:value="43084">
            <text:p>43084</text:p>
          </table:table-cell>
        </table:table-row>
      </table:table>
      <table:named-expressions/>
      <table:database-ranges>
        <table:database-range table:name="__Anonymous_Sheet_DB__1" table:target-range-address="Biosample.A1:Biosample.W9" table:orientation="column"/>
        <table:database-range table:name="__Anonymous_Sheet_DB__2" table:target-range-address="Library.A10:Library.A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28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DemiLight" style:font-family-asian="'Noto Sans CJK SC DemiLight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/00/0000</text:date>, <text:time style:data-style-name="N2" text:time-value="09:49:15.470778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osamples" style:display-name="PageStyle_Bios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licates" style:display-name="PageStyle_Replic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s" style:display-name="PageStyle_Experi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08:05:12</meta:creation-date>
    <meta:initial-creator>Rabi Murad</meta:initial-creator>
    <dc:language>en-US</dc:language>
    <dc:creator>Diane Trout</dc:creator>
    <dc:date>2018-04-30T14:16:19.319296757</dc:date>
    <meta:editing-cycles>110</meta:editing-cycles>
    <meta:editing-duration>PT22H50M40S</meta:editing-duration>
    <meta:generator>LibreOffice/6.0.4.1$Linux_X86_64 LibreOffice_project/00m0$Build-1</meta:generator>
    <meta:document-statistic meta:table-count="5" meta:cell-count="495" meta:object-count="0"/>
    <meta:user-defined meta:name="AppVersion">16.0300</meta:user-defined>
    <meta:user-defined meta:name="Company">Personal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dd missing spikes" VL:creator="Diane Trout" dc:date-time="2017-09-28T14:31:16"/>
</VL:version-list>
</file>